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yr" svg:font-family="'Arial Cyr'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94cm"/>
    </style:style>
    <style:style style:name="co3" style:family="table-column">
      <style:table-column-properties fo:break-before="auto" style:column-width="3.974cm"/>
    </style:style>
    <style:style style:name="co4" style:family="table-column">
      <style:table-column-properties fo:break-before="auto" style:column-width="11.054cm"/>
    </style:style>
    <style:style style:name="co5" style:family="table-column">
      <style:table-column-properties fo:break-before="auto" style:column-width="4.16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6e6ff"/>
    </style:style>
  </office:automatic-styles>
  <office:body>
    <office:spreadsheet>
      <table:table table:name="Messag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Code</text:p>
          </table:table-cell>
          <table:table-cell office:value-type="string">
            <text:p>Usag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itial add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AM</text:p>
          </table:table-cell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Subsequent address</text:p>
          </table:table-cell>
          <table:table-cell office:value-type="float" office:value="2">
            <text:p>2</text:p>
          </table:table-cell>
          <table:table-cell/>
          <table:table-cell table:style-name="ce2" office:value-type="string">
            <text:p>SAM</text:p>
          </table:table-cell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Information request</text:p>
          </table:table-cell>
          <table:table-cell office:value-type="float" office:value="3">
            <text:p>3</text:p>
          </table:table-cell>
          <table:table-cell office:value-type="string">
            <text:p>national use</text:p>
          </table:table-cell>
          <table:table-cell table:style-name="ce2" office:value-type="string">
            <text:p>INR</text:p>
          </table:table-cell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Information</text:p>
          </table:table-cell>
          <table:table-cell office:value-type="float" office:value="4">
            <text:p>4</text:p>
          </table:table-cell>
          <table:table-cell office:value-type="string">
            <text:p>national use</text:p>
          </table:table-cell>
          <table:table-cell/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Continuity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Address complet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Connect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Forward transfer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+</text:p>
          </table:table-cell>
        </table:table-row>
        <table:table-row table:style-name="ro2">
          <table:table-cell/>
          <table:table-cell office:value-type="string">
            <text:p>Answer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none</text:p>
          </table:table-cell>
          <table:table-cell office:value-type="float" office:value="10">
            <text:p>10</text:p>
          </table:table-cell>
          <table:table-cell office:value-type="string">
            <text:p>used in 1984 version</text:p>
          </table:table-cell>
          <table:table-cell/>
          <table:table-cell table:style-name="ce3"/>
        </table:table-row>
        <table:table-row table:style-name="ro2">
          <table:table-cell/>
          <table:table-cell office:value-type="string">
            <text:p>none</text:p>
          </table:table-cell>
          <table:table-cell office:value-type="float" office:value="11">
            <text:p>11</text:p>
          </table:table-cell>
          <table:table-cell office:value-type="string">
            <text:p>used in 1984 version</text:p>
          </table:table-cell>
          <table:table-cell/>
          <table:table-cell table:style-name="ce3"/>
        </table:table-row>
        <table:table-row table:style-name="ro2">
          <table:table-cell/>
          <table:table-cell office:value-type="string">
            <text:p>Release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Suspend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+</text:p>
          </table:table-cell>
        </table:table-row>
        <table:table-row table:style-name="ro2">
          <table:table-cell/>
          <table:table-cell office:value-type="string">
            <text:p>Resume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+</text:p>
          </table:table-cell>
        </table:table-row>
        <table:table-row table:style-name="ro2">
          <table:table-cell/>
          <table:table-cell office:value-type="string">
            <text:p>none</text:p>
          </table:table-cell>
          <table:table-cell office:value-type="float" office:value="15">
            <text:p>15</text:p>
          </table:table-cell>
          <table:table-cell office:value-type="string">
            <text:p>used in 1984 version</text:p>
          </table:table-cell>
          <table:table-cell/>
          <table:table-cell table:style-name="ce3"/>
        </table:table-row>
        <table:table-row table:style-name="ro2">
          <table:table-cell/>
          <table:table-cell office:value-type="string">
            <text:p>Release complete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Continuity check request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CCR</text:p>
          </table:table-cell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Reset circuit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Blocking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Unblocking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++</text:p>
          </table:table-cell>
        </table:table-row>
        <table:table-row table:style-name="ro3">
          <table:table-cell/>
          <table:table-cell office:value-type="string">
            <text:p>Blocking acknowledgement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++</text:p>
          </table:table-cell>
        </table:table-row>
        <table:table-row table:style-name="ro3">
          <table:table-cell/>
          <table:table-cell office:value-type="string">
            <text:p>Unblocking acknowledgement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Circuit group reset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Circuit group blocking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Circuit group unblocking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++</text:p>
          </table:table-cell>
        </table:table-row>
        <table:table-row table:style-name="ro3">
          <table:table-cell/>
          <table:table-cell office:value-type="string">
            <text:p>Circuit group blocking acknowledgement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++</text:p>
          </table:table-cell>
        </table:table-row>
        <table:table-row table:style-name="ro3">
          <table:table-cell/>
          <table:table-cell office:value-type="string">
            <text:p>Circuit group unblocking acknowledgement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none</text:p>
          </table:table-cell>
          <table:table-cell office:value-type="float" office:value="28">
            <text:p>28</text:p>
          </table:table-cell>
          <table:table-cell office:value-type="string">
            <text:p>used in 1988 version</text:p>
          </table:table-cell>
          <table:table-cell/>
          <table:table-cell table:style-name="ce3"/>
        </table:table-row>
        <table:table-row table:style-name="ro2">
          <table:table-cell/>
          <table:table-cell office:value-type="string">
            <text:p>none</text:p>
          </table:table-cell>
          <table:table-cell office:value-type="float" office:value="29">
            <text:p>29</text:p>
          </table:table-cell>
          <table:table-cell office:value-type="string">
            <text:p>used in 1988 version</text:p>
          </table:table-cell>
          <table:table-cell/>
          <table:table-cell table:style-name="ce3"/>
        </table:table-row>
        <table:table-row table:style-name="ro2">
          <table:table-cell/>
          <table:table-cell office:value-type="string">
            <text:p>none</text:p>
          </table:table-cell>
          <table:table-cell office:value-type="float" office:value="30">
            <text:p>30</text:p>
          </table:table-cell>
          <table:table-cell office:value-type="string">
            <text:p>used in 1988 version</text:p>
          </table:table-cell>
          <table:table-cell/>
          <table:table-cell table:style-name="ce3"/>
        </table:table-row>
        <table:table-row table:style-name="ro2">
          <table:table-cell/>
          <table:table-cell office:value-type="string">
            <text:p>Facility request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+</text:p>
          </table:table-cell>
        </table:table-row>
        <table:table-row table:style-name="ro2">
          <table:table-cell/>
          <table:table-cell office:value-type="string">
            <text:p>Facility accepted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+</text:p>
          </table:table-cell>
        </table:table-row>
        <table:table-row table:style-name="ro2">
          <table:table-cell/>
          <table:table-cell office:value-type="string">
            <text:p>Facility reject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+</text:p>
          </table:table-cell>
        </table:table-row>
        <table:table-row table:style-name="ro2">
          <table:table-cell/>
          <table:table-cell office:value-type="string">
            <text:p>none</text:p>
          </table:table-cell>
          <table:table-cell office:value-type="float" office:value="34">
            <text:p>34</text:p>
          </table:table-cell>
          <table:table-cell office:value-type="string">
            <text:p>used in 1984 version</text:p>
          </table:table-cell>
          <table:table-cell/>
          <table:table-cell table:style-name="ce3"/>
        </table:table-row>
        <table:table-row table:style-name="ro2">
          <table:table-cell/>
          <table:table-cell office:value-type="string">
            <text:p>none</text:p>
          </table:table-cell>
          <table:table-cell office:value-type="float" office:value="35">
            <text:p>35</text:p>
          </table:table-cell>
          <table:table-cell office:value-type="string">
            <text:p>used in 1984 version</text:p>
          </table:table-cell>
          <table:table-cell/>
          <table:table-cell table:style-name="ce3"/>
        </table:table-row>
        <table:table-row table:style-name="ro3">
          <table:table-cell/>
          <table:table-cell office:value-type="string">
            <text:p>Loop back acknowledgement</text:p>
          </table:table-cell>
          <table:table-cell office:value-type="float" office:value="36">
            <text:p>36</text:p>
          </table:table-cell>
          <table:table-cell office:value-type="string">
            <text:p>national use</text:p>
          </table:table-cell>
          <table:table-cell/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none</text:p>
          </table:table-cell>
          <table:table-cell office:value-type="float" office:value="37">
            <text:p>37</text:p>
          </table:table-cell>
          <table:table-cell office:value-type="string">
            <text:p>used in 1984 version</text:p>
          </table:table-cell>
          <table:table-cell/>
          <table:table-cell table:style-name="ce3"/>
        </table:table-row>
        <table:table-row table:style-name="ro2">
          <table:table-cell/>
          <table:table-cell office:value-type="string">
            <text:p>none</text:p>
          </table:table-cell>
          <table:table-cell table:style-name="ce1" office:value-type="float" office:value="38">
            <text:p>38</text:p>
          </table:table-cell>
          <table:table-cell office:value-type="string">
            <text:p>used in 1984 version</text:p>
          </table:table-cell>
          <table:table-cell/>
          <table:table-cell table:style-name="ce3"/>
        </table:table-row>
        <table:table-row table:style-name="ro2">
          <table:table-cell/>
          <table:table-cell office:value-type="string">
            <text:p>none</text:p>
          </table:table-cell>
          <table:table-cell table:style-name="ce1" office:value-type="float" office:value="39">
            <text:p>39</text:p>
          </table:table-cell>
          <table:table-cell office:value-type="string">
            <text:p>used in 1988 version</text:p>
          </table:table-cell>
          <table:table-cell/>
          <table:table-cell table:style-name="ce3"/>
        </table:table-row>
        <table:table-row table:style-name="ro2">
          <table:table-cell/>
          <table:table-cell office:value-type="string">
            <text:p>Pass-along</text:p>
          </table:table-cell>
          <table:table-cell office:value-type="float" office:value="40">
            <text:p>40</text:p>
          </table:table-cell>
          <table:table-cell office:value-type="string">
            <text:p>national use</text:p>
          </table:table-cell>
          <table:table-cell/>
          <table:table-cell office:value-type="string">
            <text:p>+</text:p>
          </table:table-cell>
        </table:table-row>
        <table:table-row table:style-name="ro3">
          <table:table-cell/>
          <table:table-cell office:value-type="string">
            <text:p>Circuit group reset acknowledgement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Circuit group query</text:p>
          </table:table-cell>
          <table:table-cell office:value-type="float" office:value="42">
            <text:p>42</text:p>
          </table:table-cell>
          <table:table-cell office:value-type="string">
            <text:p>national use</text:p>
          </table:table-cell>
          <table:table-cell table:style-name="ce2" office:value-type="string">
            <text:p>CQM</text:p>
          </table:table-cell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Circuit group query response</text:p>
          </table:table-cell>
          <table:table-cell office:value-type="float" office:value="43">
            <text:p>43</text:p>
          </table:table-cell>
          <table:table-cell office:value-type="string">
            <text:p>national use</text:p>
          </table:table-cell>
          <table:table-cell office:value-type="string">
            <text:p>CQR</text:p>
          </table:table-cell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Call progress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User-to-user information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+</text:p>
          </table:table-cell>
        </table:table-row>
        <table:table-row table:style-name="ro2">
          <table:table-cell/>
          <table:table-cell office:value-type="string">
            <text:p>Unequipped CIC</text:p>
          </table:table-cell>
          <table:table-cell office:value-type="float" office:value="46">
            <text:p>46</text:p>
          </table:table-cell>
          <table:table-cell office:value-type="string">
            <text:p>national use</text:p>
          </table:table-cell>
          <table:table-cell/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Confusion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Overload</text:p>
          </table:table-cell>
          <table:table-cell office:value-type="float" office:value="48">
            <text:p>48</text:p>
          </table:table-cell>
          <table:table-cell office:value-type="string">
            <text:p>national use</text:p>
          </table:table-cell>
          <table:table-cell/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Charge information</text:p>
          </table:table-cell>
          <table:table-cell office:value-type="float" office:value="49">
            <text:p>49</text:p>
          </table:table-cell>
          <table:table-cell office:value-type="string">
            <text:p>national use</text:p>
          </table:table-cell>
          <table:table-cell/>
          <table:table-cell office:value-type="string">
            <text:p>++</text:p>
          </table:table-cell>
        </table:table-row>
        <table:table-row table:style-name="ro2">
          <table:table-cell/>
          <table:table-cell office:value-type="string">
            <text:p>Network resource management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+</text:p>
          </table:table-cell>
        </table:table-row>
        <table:table-row table:style-name="ro2">
          <table:table-cell/>
          <table:table-cell office:value-type="string">
            <text:p>Facility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string">
            <text:p>+</text:p>
          </table:table-cell>
        </table:table-row>
        <table:table-row table:style-name="ro2">
          <table:table-cell/>
          <table:table-cell office:value-type="string">
            <text:p>User Part test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string">
            <text:p>+</text:p>
          </table:table-cell>
        </table:table-row>
        <table:table-row table:style-name="ro2">
          <table:table-cell/>
          <table:table-cell office:value-type="string">
            <text:p>User Part available</text:p>
          </table:table-cell>
          <table:table-cell table:style-name="ce1" office:value-type="float" office:value="53">
            <text:p>53</text:p>
          </table:table-cell>
          <table:table-cell table:number-columns-repeated="2"/>
          <table:table-cell office:value-type="string">
            <text:p>+</text:p>
          </table:table-cell>
        </table:table-row>
        <table:table-row table:style-name="ro2">
          <table:table-cell/>
          <table:table-cell office:value-type="string">
            <text:p>Identification request</text:p>
          </table:table-cell>
          <table:table-cell table:style-name="ce1" office:value-type="float" office:value="54">
            <text:p>54</text:p>
          </table:table-cell>
          <table:table-cell table:number-columns-repeated="2"/>
          <table:table-cell office:value-type="string">
            <text:p>+</text:p>
          </table:table-cell>
        </table:table-row>
        <table:table-row table:style-name="ro2">
          <table:table-cell/>
          <table:table-cell office:value-type="string">
            <text:p>Identification response</text:p>
          </table:table-cell>
          <table:table-cell table:style-name="ce1" office:value-type="float" office:value="55">
            <text:p>55</text:p>
          </table:table-cell>
          <table:table-cell table:number-columns-repeated="2"/>
          <table:table-cell office:value-type="string">
            <text:p>+</text:p>
          </table:table-cell>
        </table:table-row>
        <table:table-row table:style-name="ro2">
          <table:table-cell/>
          <table:table-cell office:value-type="string">
            <text:p>Segmentation</text:p>
          </table:table-cell>
          <table:table-cell table:style-name="ce1" office:value-type="float" office:value="56">
            <text:p>56</text:p>
          </table:table-cell>
          <table:table-cell table:number-columns-repeated="2"/>
          <table:table-cell office:value-type="string">
            <text:p>+</text:p>
          </table:table-cell>
        </table:table-row>
        <table:table-row table:style-name="ro2">
          <table:table-cell/>
          <table:table-cell office:value-type="string">
            <text:p>none</text:p>
          </table:table-cell>
          <table:table-cell office:value-type="float" office:value="57">
            <text:p>57</text:p>
          </table:table-cell>
          <table:table-cell office:value-type="string">
            <text:p>used in B-ISUP</text:p>
          </table:table-cell>
          <table:table-cell/>
          <table:table-cell table:style-name="ce3"/>
        </table:table-row>
        <table:table-row table:style-name="ro2">
          <table:table-cell/>
          <table:table-cell office:value-type="string">
            <text:p>none</text:p>
          </table:table-cell>
          <table:table-cell office:value-type="float" office:value="58">
            <text:p>58</text:p>
          </table:table-cell>
          <table:table-cell office:value-type="string">
            <text:p>used in B-ISUP</text:p>
          </table:table-cell>
          <table:table-cell/>
          <table:table-cell table:style-name="ce3"/>
        </table:table-row>
        <table:table-row table:style-name="ro2">
          <table:table-cell/>
          <table:table-cell office:value-type="string">
            <text:p>none</text:p>
          </table:table-cell>
          <table:table-cell office:value-type="float" office:value="59">
            <text:p>59</text:p>
          </table:table-cell>
          <table:table-cell office:value-type="string">
            <text:p>used in B-ISUP</text:p>
          </table:table-cell>
          <table:table-cell/>
          <table:table-cell table:style-name="ce3"/>
        </table:table-row>
        <table:table-row table:style-name="ro2">
          <table:table-cell/>
          <table:table-cell office:value-type="string">
            <text:p>none</text:p>
          </table:table-cell>
          <table:table-cell office:value-type="float" office:value="60">
            <text:p>60</text:p>
          </table:table-cell>
          <table:table-cell office:value-type="string">
            <text:p>used in B-ISUP</text:p>
          </table:table-cell>
          <table:table-cell/>
          <table:table-cell table:style-name="ce3"/>
        </table:table-row>
        <table:table-row table:style-name="ro2">
          <table:table-cell/>
          <table:table-cell office:value-type="string">
            <text:p>none</text:p>
          </table:table-cell>
          <table:table-cell table:style-name="ce1" office:value-type="float" office:value="61">
            <text:p>61</text:p>
          </table:table-cell>
          <table:table-cell office:value-type="string">
            <text:p>used in B-ISUP</text:p>
          </table:table-cell>
          <table:table-cell/>
          <table:table-cell table:style-name="ce3"/>
        </table:table-row>
        <table:table-row table:style-name="ro2">
          <table:table-cell table:number-columns-repeated="2"/>
          <table:table-cell table:style-name="ce1" office:value-type="float" office:value="62">
            <text:p>62</text:p>
          </table:table-cell>
          <table:table-cell table:number-columns-repeated="2"/>
          <table:table-cell table:style-name="ce3"/>
        </table:table-row>
        <table:table-row table:style-name="ro2">
          <table:table-cell table:number-columns-repeated="2"/>
          <table:table-cell table:style-name="ce1" office:value-type="float" office:value="63">
            <text:p>63</text:p>
          </table:table-cell>
          <table:table-cell table:number-columns-repeated="2"/>
          <table:table-cell table:style-name="ce3"/>
        </table:table-row>
        <table:table-row table:style-name="ro2">
          <table:table-cell/>
          <table:table-cell office:value-type="string">
            <text:p>Loop prevention</text:p>
          </table:table-cell>
          <table:table-cell table:style-name="ce1" office:value-type="float" office:value="64">
            <text:p>64</text:p>
          </table:table-cell>
          <table:table-cell table:number-columns-repeated="2"/>
          <table:table-cell office:value-type="string">
            <text:p>+</text:p>
          </table:table-cell>
        </table:table-row>
        <table:table-row table:style-name="ro2">
          <table:table-cell/>
          <table:table-cell office:value-type="string">
            <text:p>Application transport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string">
            <text:p>+</text:p>
          </table:table-cell>
        </table:table-row>
        <table:table-row table:style-name="ro3">
          <table:table-cell/>
          <table:table-cell office:value-type="string">
            <text:p>Pre-release information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string">
            <text:p>+</text:p>
          </table:table-cell>
        </table:table-row>
        <table:table-row table:style-name="ro2">
          <table:table-cell/>
          <table:table-cell office:value-type="string">
            <text:p>Subsequent Directory Number</text:p>
          </table:table-cell>
          <table:table-cell office:value-type="float" office:value="67">
            <text:p>67</text:p>
          </table:table-cell>
          <table:table-cell office:value-type="string">
            <text:p>national use</text:p>
          </table:table-cell>
          <table:table-cell/>
          <table:table-cell office:value-type="string">
            <text:p>+</text:p>
          </table:table-cell>
        </table:table-row>
        <table:table-row table:style-name="ro2" table:number-rows-repeated="3">
          <table:table-cell table:number-columns-repeated="3"/>
          <table:table-cell table:style-name="ce2"/>
          <table:table-cell table:number-columns-repeated="2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Parameters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C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nd of optional parameter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ll reference</text:p>
          </table:table-cell>
          <table:table-cell office:value-type="float" office:value="1">
            <text:p>1</text:p>
          </table:table-cell>
          <table:table-cell office:value-type="string">
            <text:p>national use</text:p>
          </table:table-cell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Transmission medium requiremen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Access transport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lled party numb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Subsequent numbe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Nature of connection indicators</text:p>
          </table:table-cell>
          <table:table-cell office:value-type="float" office:value="6">
            <text:p>6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Forward call indicato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Optional forward call indicators</text:p>
          </table:table-cell>
          <table:table-cell office:value-type="float" office:value="8">
            <text:p>8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alling party's category</text:p>
          </table:table-cell>
          <table:table-cell office:value-type="float" office:value="9">
            <text:p>9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alling party numbe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Redirecting number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Redirection number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onnection request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Information request indicators</text:p>
          </table:table-cell>
          <table:table-cell office:value-type="float" office:value="14">
            <text:p>14</text:p>
          </table:table-cell>
          <table:table-cell office:value-type="string">
            <text:p>national use</text:p>
          </table:table-cell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Information indicators</text:p>
          </table:table-cell>
          <table:table-cell office:value-type="float" office:value="15">
            <text:p>15</text:p>
          </table:table-cell>
          <table:table-cell office:value-type="string">
            <text:p>national use</text:p>
          </table:table-cell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Continuity indicators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Backward call indicators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ause indicators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Redirection information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none</text:p>
          </table:table-cell>
          <table:table-cell office:value-type="float" office:value="20">
            <text:p>20</text:p>
          </table:table-cell>
          <table:table-cell office:value-type="string">
            <text:p>used in 1984 version</text:p>
          </table:table-cell>
          <table:table-cell/>
        </table:table-row>
        <table:table-row table:style-name="ro1">
          <table:table-cell/>
          <table:table-cell office:value-type="string">
            <text:p>Circuit group supervision message typ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Range and status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none</text:p>
          </table:table-cell>
          <table:table-cell office:value-type="float" office:value="23">
            <text:p>23</text:p>
          </table:table-cell>
          <table:table-cell office:value-type="string">
            <text:p>used in 1988 version</text:p>
          </table:table-cell>
          <table:table-cell/>
        </table:table-row>
        <table:table-row table:style-name="ro1">
          <table:table-cell/>
          <table:table-cell office:value-type="string">
            <text:p>Facility indicator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none</text:p>
          </table:table-cell>
          <table:table-cell office:value-type="float" office:value="25">
            <text:p>25</text:p>
          </table:table-cell>
          <table:table-cell office:value-type="string">
            <text:p>used in 1984 version</text:p>
          </table:table-cell>
          <table:table-cell/>
        </table:table-row>
        <table:table-row table:style-name="ro1">
          <table:table-cell/>
          <table:table-cell office:value-type="string">
            <text:p>Closed user group interlock code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none</text:p>
          </table:table-cell>
          <table:table-cell office:value-type="float" office:value="27">
            <text:p>27</text:p>
          </table:table-cell>
          <table:table-cell office:value-type="string">
            <text:p>used in 1984 version</text:p>
          </table:table-cell>
          <table:table-cell/>
        </table:table-row>
        <table:table-row table:style-name="ro1">
          <table:table-cell/>
          <table:table-cell office:value-type="string">
            <text:p>none</text:p>
          </table:table-cell>
          <table:table-cell office:value-type="float" office:value="28">
            <text:p>28</text:p>
          </table:table-cell>
          <table:table-cell office:value-type="string">
            <text:p>used in 1984 version</text:p>
          </table:table-cell>
          <table:table-cell/>
        </table:table-row>
        <table:table-row table:style-name="ro1">
          <table:table-cell/>
          <table:table-cell office:value-type="string">
            <text:p>User service information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Signalling point code</text:p>
          </table:table-cell>
          <table:table-cell office:value-type="float" office:value="30">
            <text:p>30</text:p>
          </table:table-cell>
          <table:table-cell office:value-type="string">
            <text:p>national use</text:p>
          </table:table-cell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none</text:p>
          </table:table-cell>
          <table:table-cell office:value-type="float" office:value="31">
            <text:p>31</text:p>
          </table:table-cell>
          <table:table-cell office:value-type="string">
            <text:p>used in 1984 version</text:p>
          </table:table-cell>
          <table:table-cell/>
        </table:table-row>
        <table:table-row table:style-name="ro1">
          <table:table-cell/>
          <table:table-cell office:value-type="string">
            <text:p>User-to-user information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Connected number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Suspend/Resume indicators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Transit network selection</text:p>
          </table:table-cell>
          <table:table-cell office:value-type="float" office:value="35">
            <text:p>35</text:p>
          </table:table-cell>
          <table:table-cell office:value-type="string">
            <text:p>national use</text:p>
          </table:table-cell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Event information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ircuit assignment map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ircuit state indicator</text:p>
          </table:table-cell>
          <table:table-cell office:value-type="float" office:value="38">
            <text:p>38</text:p>
          </table:table-cell>
          <table:table-cell office:value-type="string">
            <text:p>national use</text:p>
          </table:table-cell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Automatic congestion level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Original called number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Optional backward call indicators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User-to-user indicators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Origination ISC point code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Generic notification indicator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all history information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Access delivery information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Network specific facility</text:p>
          </table:table-cell>
          <table:table-cell office:value-type="float" office:value="47">
            <text:p>47</text:p>
          </table:table-cell>
          <table:table-cell office:value-type="string">
            <text:p>national use</text:p>
          </table:table-cell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User service information prime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Propagation delay counter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++,</text:p>
          </table:table-cell>
        </table:table-row>
        <table:table-row table:style-name="ro1">
          <table:table-cell/>
          <table:table-cell office:value-type="string">
            <text:p>Remote operations</text:p>
          </table:table-cell>
          <table:table-cell office:value-type="float" office:value="50">
            <text:p>50</text:p>
          </table:table-cell>
          <table:table-cell office:value-type="string">
            <text:p>national use</text:p>
          </table:table-cell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Service activation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User teleservice information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Transmission medium used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all diversion information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Echo control information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Message compatibility information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Parameter compatibility information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MLPP precedence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MCID request indicators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MCID response indicators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Hop counter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Transmission medium requirement prime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cation number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Redirection number restriction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none</text:p>
          </table:table-cell>
          <table:table-cell office:value-type="float" office:value="65">
            <text:p>65</text:p>
          </table:table-cell>
          <table:table-cell office:value-type="string">
            <text:p>used in 1992 version</text:p>
          </table:table-cell>
          <table:table-cell/>
        </table:table-row>
        <table:table-row table:style-name="ro1">
          <table:table-cell/>
          <table:table-cell office:value-type="string">
            <text:p>none</text:p>
          </table:table-cell>
          <table:table-cell office:value-type="float" office:value="66">
            <text:p>66</text:p>
          </table:table-cell>
          <table:table-cell office:value-type="string">
            <text:p>used in 1992 version</text:p>
          </table:table-cell>
          <table:table-cell/>
        </table:table-row>
        <table:table-row table:style-name="ro1">
          <table:table-cell/>
          <table:table-cell office:value-type="string">
            <text:p>Call transfer reference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Loop prevention indicators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all transfer number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CSS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Forward GVNS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Backward GVNS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Redirect capability</text:p>
          </table:table-cell>
          <table:table-cell office:value-type="float" office:value="78">
            <text:p>78</text:p>
          </table:table-cell>
          <table:table-cell office:value-type="string">
            <text:p>national use</text:p>
          </table:table-cell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Network management controls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orrelation id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CF id</text:p>
          </table:table-cell>
          <table:table-cell office:value-type="float" office:value="102">
            <text:p>102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all diversion treatment indicators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alled IN number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all offering treatment indicators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harged party identification</text:p>
          </table:table-cell>
          <table:table-cell office:value-type="float" office:value="113">
            <text:p>113</text:p>
          </table:table-cell>
          <table:table-cell office:value-type="string">
            <text:p>national use</text:p>
          </table:table-cell>
          <table:table-cell/>
        </table:table-row>
        <table:table-row table:style-name="ro1">
          <table:table-cell/>
          <table:table-cell office:value-type="string">
            <text:p>Conference treatment indicator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Display information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UID action indicators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UID capability indicators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Redirect counter</text:p>
          </table:table-cell>
          <table:table-cell office:value-type="float" office:value="119">
            <text:p>119</text:p>
          </table:table-cell>
          <table:table-cell office:value-type="string">
            <text:p>national use</text:p>
          </table:table-cell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Application transport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Collect call request</text:p>
          </table:table-cell>
          <table:table-cell office:value-type="float" office:value="121">
            <text:p>121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CNR possible indicator</text:p>
          </table:table-cell>
          <table:table-cell office:value-type="float" office:value="122">
            <text:p>122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Pivot capability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Pivot routing indicators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alled directory number</text:p>
          </table:table-cell>
          <table:table-cell office:value-type="float" office:value="125">
            <text:p>125</text:p>
          </table:table-cell>
          <table:table-cell office:value-type="string">
            <text:p>national use</text:p>
          </table:table-cell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Original called IN number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alling geodetic location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R information</text:p>
          </table:table-cell>
          <table:table-cell office:value-type="float" office:value="130">
            <text:p>130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Network routing number</text:p>
          </table:table-cell>
          <table:table-cell office:value-type="float" office:value="132">
            <text:p>132</text:p>
          </table:table-cell>
          <table:table-cell office:value-type="string">
            <text:p>national use</text:p>
          </table:table-cell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Query on release capability</text:p>
          </table:table-cell>
          <table:table-cell office:value-type="float" office:value="133">
            <text:p>133</text:p>
          </table:table-cell>
          <table:table-cell office:value-type="string">
            <text:p>network option</text:p>
          </table:table-cell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Pivot status</text:p>
          </table:table-cell>
          <table:table-cell office:value-type="float" office:value="134">
            <text:p>134</text:p>
          </table:table-cell>
          <table:table-cell office:value-type="string">
            <text:p>national use</text:p>
          </table:table-cell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Pivot counter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Pivot routing forward information</text:p>
          </table:table-cell>
          <table:table-cell office:value-type="float" office:value="136">
            <text:p>136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Pivot routing backward information</text:p>
          </table:table-cell>
          <table:table-cell office:value-type="float" office:value="137">
            <text:p>137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Redirect status</text:p>
          </table:table-cell>
          <table:table-cell office:value-type="float" office:value="138">
            <text:p>138</text:p>
          </table:table-cell>
          <table:table-cell office:value-type="string">
            <text:p>national use</text:p>
          </table:table-cell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Redirect forward information</text:p>
          </table:table-cell>
          <table:table-cell office:value-type="float" office:value="139">
            <text:p>139</text:p>
          </table:table-cell>
          <table:table-cell office:value-type="string">
            <text:p>national use</text:p>
          </table:table-cell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Redirect backward information</text:p>
          </table:table-cell>
          <table:table-cell office:value-type="float" office:value="140">
            <text:p>140</text:p>
          </table:table-cell>
          <table:table-cell office:value-type="string">
            <text:p>national use</text:p>
          </table:table-cell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Number portability forward information</text:p>
          </table:table-cell>
          <table:table-cell office:value-type="float" office:value="141">
            <text:p>141</text:p>
          </table:table-cell>
          <table:table-cell office:value-type="string">
            <text:p>network option</text:p>
          </table:table-cell>
          <table:table-cell/>
        </table:table-row>
        <table:table-row table:style-name="ro1">
          <table:table-cell/>
          <table:table-cell office:value-type="string">
            <text:p>Generic number</text:p>
          </table:table-cell>
          <table:table-cell office:value-type="float" office:value="192">
            <text:p>192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Generic digits</text:p>
          </table:table-cell>
          <table:table-cell office:value-type="float" office:value="193">
            <text:p>193</text:p>
          </table:table-cell>
          <table:table-cell office:value-type="string">
            <text:p>national use</text:p>
          </table:table-cell>
          <table:table-cell office:value-type="string">
            <text:p>++</text:p>
          </table:table-cell>
        </table:table-row>
        <table:table-row table:style-name="ro1" table:number-rows-repeated="1048465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yr" svg:font-family="'Arial Cyr'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Да</number:text>
    </number:number-style>
    <number:number-style style:name="N141P1" style:volatile="true">
      <number:text>Да</number:text>
    </number:number-style>
    <number:number-style style:name="N141">
      <number:text>Нет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Истина</number:text>
    </number:number-style>
    <number:number-style style:name="N143P1" style:volatile="true">
      <number:text>Истина</number:text>
    </number:number-style>
    <number:number-style style:name="N143">
      <number:text>Ложь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Вкл</number:text>
    </number:number-style>
    <number:number-style style:name="N145P1" style:volatile="true">
      <number:text>Вкл</number:text>
    </number:number-style>
    <number:number-style style:name="N145">
      <number:text>Выкл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7P0"/>
    </number:currency-style>
    <number:currency-style style:name="N14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8P0"/>
    </number:currency-style>
    <number:number-style style:name="N149P0" style:volatile="true">
      <number:text> </number:text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0" number:min-integer-digits="1" number:grouping="true"/>
      <number:text>р. </number:text>
    </number:number-style>
    <number:number-style style:name="N150P1" style:volatile="true">
      <number:text>-</number:text>
      <number:number number:decimal-places="0" number:min-integer-digits="1" number:grouping="true"/>
      <number:text>р. </number:text>
    </number:number-style>
    <number:number-style style:name="N150P2" style:volatile="true">
      <number:text> -р.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2" number:min-integer-digits="1" number:grouping="true"/>
      <number:text>    </number:text>
    </number:number-style>
    <number:number-style style:name="N151P1" style:volatile="true">
      <number:text>-</number:text>
      <number:number number:decimal-places="2" number:min-integer-digits="1" number:grouping="true"/>
      <number:text>    </number:text>
    </number:number-style>
    <number:number-style style:name="N151P2" style:volatile="true">
      <number:text> -</number:text>
      <number:number number:decimal-places="0" number:min-integer-digits="0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</number:text>
      <number:number number:decimal-places="2" number:min-integer-digits="1" number:grouping="true"/>
      <number:text>р. </number:text>
    </number:number-style>
    <number:number-style style:name="N152P1" style:volatile="true">
      <number:text>-</number:text>
      <number:number number:decimal-places="2" number:min-integer-digits="1" number:grouping="true"/>
      <number:text>р. </number:text>
    </number:number-style>
    <number:number-style style:name="N152P2" style:volatile="true">
      <number:text> -</number:text>
      <number:number number:decimal-places="0" number:min-integer-digits="0"/>
      <number:text>р.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Arial Cyr" fo:font-size="11pt" style:font-name-asian="WenQuanYi Micro Hei" style:font-size-asian="11pt" style:font-name-complex="Arial Cyr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" style:display-name="20% - Акцент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" style:display-name="20% - Акцент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" style:display-name="20% - Акцент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" style:display-name="2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" style:display-name="20% - Акцент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" style:display-name="20% - Акцент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" style:display-name="40% - Акцент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" style:display-name="40% - Акцент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" style:display-name="40% - Акцент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" style:display-name="4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" style:display-name="40% - Акцент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" style:display-name="40% - Акцент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" style:display-name="60% - Акцент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" style:display-name="60% - Акцент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" style:display-name="60% - Акцент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" style:display-name="60% - 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" style:display-name="60% - 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" style:display-name="60% - Акцент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" style:display-name="Акцент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" style:display-name="Акцент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" style:display-name="Акцент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" style:display-name="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" style:display-name="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" style:display-name="Акцент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" style:display-name="Ввод 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" style:display-name="Вывод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" style:display-name="Вычисление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" style:display-name="Заголовок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" style:display-name="Заголовок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" style:display-name="Заголовок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" style:display-name="Заголовок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" style:display-name="Итог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" style:display-name="Контрольная ячейка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" style:display-name="Название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" style:display-name="Нейтральный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" style:display-name="Плохой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" style:display-name="Пояснение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" style:display-name="Примечание 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" style:display-name="Связанная ячейка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" style:display-name="Текст предупреждения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" style:display-name="Хороший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" style:display-name="20% - Акцент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" style:display-name="20% - Акцент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" style:display-name="20% - Акцент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" style:display-name="2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" style:display-name="20% - Акцент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" style:display-name="20% - Акцент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" style:display-name="40% - Акцент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" style:display-name="40% - Акцент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" style:display-name="40% - Акцент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" style:display-name="4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" style:display-name="40% - Акцент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" style:display-name="40% - Акцент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" style:display-name="60% - Акцент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" style:display-name="60% - Акцент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" style:display-name="60% - Акцент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" style:display-name="60% - 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" style:display-name="60% - 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" style:display-name="60% - Акцент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" style:display-name="Акцент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" style:display-name="Акцент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" style:display-name="Акцент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" style:display-name="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" style:display-name="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" style:display-name="Акцент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" style:display-name="Ввод 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" style:display-name="Вывод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" style:display-name="Вычисление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" style:display-name="Заголовок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" style:display-name="Заголовок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" style:display-name="Заголовок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" style:display-name="Заголовок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" style:display-name="Итог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" style:display-name="Контрольная ячейка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" style:display-name="Название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" style:display-name="Нейтральный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" style:display-name="Плохой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" style:display-name="Пояснение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" style:display-name="Связанная ячейка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" style:display-name="Текст предупреждения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" style:display-name="Хороший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" style:display-name="20% - Акцент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" style:display-name="20% - Акцент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" style:display-name="20% - Акцент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" style:display-name="2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" style:display-name="20% - Акцент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" style:display-name="20% - Акцент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" style:display-name="40% - Акцент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" style:display-name="40% - Акцент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" style:display-name="40% - Акцент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" style:display-name="4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" style:display-name="40% - Акцент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" style:display-name="40% - Акцент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" style:display-name="60% - Акцент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" style:display-name="60% - Акцент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" style:display-name="60% - Акцент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" style:display-name="60% - 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" style:display-name="60% - 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" style:display-name="60% - Акцент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" style:display-name="Акцент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" style:display-name="Акцент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" style:display-name="Акцент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" style:display-name="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" style:display-name="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" style:display-name="Акцент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" style:display-name="Ввод 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" style:display-name="Вывод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" style:display-name="Вычисление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" style:display-name="Заголовок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" style:display-name="Заголовок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" style:display-name="Заголовок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" style:display-name="Заголовок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" style:display-name="Итог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" style:display-name="Контрольная ячейка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" style:display-name="Название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" style:display-name="Нейтральный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" style:display-name="Плохой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" style:display-name="Пояснение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" style:display-name="Примечание 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" style:display-name="Связанная ячейка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" style:display-name="Текст предупреждения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" style:display-name="Хороший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" style:display-name="20% - Акцент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" style:display-name="20% - Акцент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" style:display-name="20% - Акцент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" style:display-name="20% - Акцент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" style:display-name="20% - Акцент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" style:display-name="20% - Акцент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" style:display-name="40% - Акцент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" style:display-name="40% - Акцент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" style:display-name="40% - Акцент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" style:display-name="40% - Акцент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" style:display-name="40% - Акцент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" style:display-name="40% - Акцент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" style:display-name="60% - Акцент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" style:display-name="60% - Акцент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" style:display-name="60% - Акцент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" style:display-name="60% - Акцент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" style:display-name="60% - Акцент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" style:display-name="60% - Акцент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" style:display-name="Акцент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" style:display-name="Акцент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" style:display-name="Акцент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" style:display-name="Акцент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" style:display-name="Акцент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" style:display-name="Акцент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" style:display-name="Ввод 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" style:display-name="Вывод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" style:display-name="Вычисление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" style:display-name="Заголовок 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" style:display-name="Заголовок 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" style:display-name="Заголовок 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" style:display-name="Заголовок 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" style:display-name="Итог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" style:display-name="Контрольная ячейка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" style:display-name="Название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" style:display-name="Нейтральный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" style:display-name="Плохой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" style:display-name="Пояснение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" style:display-name="Примечание 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" style:display-name="Связанная ячейка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" style:display-name="Текст предупреждения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" style:display-name="Хороший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5" style:display-name="20% - Акцент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5" style:display-name="20% - Акцент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5" style:display-name="20% - Акцент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5" style:display-name="20% - Акцент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5" style:display-name="20% - Акцент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5" style:display-name="20% - Акцент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5" style:display-name="40% - Акцент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5" style:display-name="40% - Акцент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5" style:display-name="40% - Акцент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5" style:display-name="40% - Акцент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5" style:display-name="40% - Акцент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5" style:display-name="40% - Акцент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5" style:display-name="60% - Акцент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5" style:display-name="60% - Акцент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5" style:display-name="60% - Акцент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5" style:display-name="60% - Акцент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5" style:display-name="60% - Акцент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5" style:display-name="60% - Акцент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5" style:display-name="Акцент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5" style:display-name="Акцент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5" style:display-name="Акцент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5" style:display-name="Акцент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5" style:display-name="Акцент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5" style:display-name="Акцент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5" style:display-name="Ввод 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5" style:display-name="Вывод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5" style:display-name="Вычисление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5" style:display-name="Заголовок 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5" style:display-name="Заголовок 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5" style:display-name="Заголовок 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5" style:display-name="Заголовок 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5" style:display-name="Итог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5" style:display-name="Контрольная ячейка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5" style:display-name="Название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5" style:display-name="Нейтральный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5" style:display-name="Плохой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5" style:display-name="Пояснение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5" style:display-name="Примечание 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5" style:display-name="Связанная ячейка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5" style:display-name="Текст предупреждения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5" style:display-name="Хороший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6" style:display-name="20% - Акцент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6" style:display-name="20% - Акцент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6" style:display-name="20% - Акцент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6" style:display-name="20% - Акцент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6" style:display-name="20% - Акцент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6" style:display-name="20% - Акцент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6" style:display-name="40% - Акцент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6" style:display-name="40% - Акцент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6" style:display-name="40% - Акцент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6" style:display-name="40% - Акцент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6" style:display-name="40% - Акцент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6" style:display-name="40% - Акцент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6" style:display-name="60% - Акцент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6" style:display-name="60% - Акцент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6" style:display-name="60% - Акцент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6" style:display-name="60% - Акцент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6" style:display-name="60% - Акцент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6" style:display-name="60% - Акцент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6" style:display-name="Акцент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6" style:display-name="Акцент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6" style:display-name="Акцент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6" style:display-name="Акцент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6" style:display-name="Акцент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6" style:display-name="Акцент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6" style:display-name="Ввод  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6" style:display-name="Вывод 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6" style:display-name="Вычисление 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6" style:display-name="Заголовок 1 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6" style:display-name="Заголовок 2 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6" style:display-name="Заголовок 3 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6" style:display-name="Заголовок 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6" style:display-name="Итог 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6" style:display-name="Контрольная ячейка 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6" style:display-name="Название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6" style:display-name="Нейтральный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6" style:display-name="Плохой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6" style:display-name="Пояснение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6" style:display-name="Примечание 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6" style:display-name="Связанная ячейка 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6" style:display-name="Текст предупреждения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6" style:display-name="Хороший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7" style:display-name="20% - Акцент1 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7" style:display-name="20% - Акцент2 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7" style:display-name="20% - Акцент3 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7" style:display-name="20% - Акцент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7" style:display-name="20% - Акцент5 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7" style:display-name="20% - Акцент6 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7" style:display-name="40% - Акцент1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7" style:display-name="40% - Акцент2 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7" style:display-name="40% - Акцент3 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7" style:display-name="40% - Акцент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7" style:display-name="40% - Акцент5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7" style:display-name="40% - Акцент6 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7" style:display-name="60% - Акцент1 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7" style:display-name="60% - Акцент2 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7" style:display-name="60% - Акцент3 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7" style:display-name="60% - Акцент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7" style:display-name="60% - Акцент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7" style:display-name="60% - Акцент6 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7" style:display-name="Акцент1 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7" style:display-name="Акцент2 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7" style:display-name="Акцент3 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7" style:display-name="Акцент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7" style:display-name="Акцент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7" style:display-name="Акцент6 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7" style:display-name="Ввод  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7" style:display-name="Вывод 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7" style:display-name="Вычисление 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7" style:display-name="Заголовок 1 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7" style:display-name="Заголовок 2 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7" style:display-name="Заголовок 3 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7" style:display-name="Заголовок 4 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7" style:display-name="Итог 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7" style:display-name="Контрольная ячейка 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7" style:display-name="Название 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7" style:display-name="Нейтральный 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7" style:display-name="Плохой 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7" style:display-name="Пояснение 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7" style:display-name="Примечание 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7" style:display-name="Связанная ячейка 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7" style:display-name="Текст предупреждения 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7" style:display-name="Хороший 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8" style:display-name="20% - Акцент1 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8" style:display-name="20% - Акцент2 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8" style:display-name="20% - Акцент3 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8" style:display-name="20% - Акцент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8" style:display-name="20% - Акцент5 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8" style:display-name="20% - Акцент6 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8" style:display-name="40% - Акцент1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8" style:display-name="40% - Акцент2 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8" style:display-name="40% - Акцент3 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8" style:display-name="40% - Акцент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8" style:display-name="40% - Акцент5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8" style:display-name="40% - Акцент6 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8" style:display-name="60% - Акцент1 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8" style:display-name="60% - Акцент2 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8" style:display-name="60% - Акцент3 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8" style:display-name="60% - Акцент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8" style:display-name="60% - Акцент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8" style:display-name="60% - Акцент6 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8" style:display-name="Акцент1 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8" style:display-name="Акцент2 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8" style:display-name="Акцент3 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8" style:display-name="Акцент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8" style:display-name="Акцент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8" style:display-name="Акцент6 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8" style:display-name="Ввод  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8" style:display-name="Вывод 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8" style:display-name="Вычисление 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8" style:display-name="Заголовок 1 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8" style:display-name="Заголовок 2 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8" style:display-name="Заголовок 3 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8" style:display-name="Заголовок 4 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8" style:display-name="Итог 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8" style:display-name="Контрольная ячейка 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8" style:display-name="Название 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8" style:display-name="Нейтральный 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8" style:display-name="Плохой 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8" style:display-name="Пояснение 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8" style:display-name="Примечание 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8" style:display-name="Связанная ячейка 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8" style:display-name="Текст предупреждения 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8" style:display-name="Хороший 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9" style:display-name="20% - Акцент1 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9" style:display-name="20% - Акцент2 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9" style:display-name="20% - Акцент3 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9" style:display-name="20% - Акцент4 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9" style:display-name="20% - Акцент5 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9" style:display-name="20% - Акцент6 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9" style:display-name="40% - Акцент1 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9" style:display-name="40% - Акцент2 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9" style:display-name="40% - Акцент3 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9" style:display-name="40% - Акцент4 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9" style:display-name="40% - Акцент5 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9" style:display-name="40% - Акцент6 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9" style:display-name="60% - Акцент1 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9" style:display-name="60% - Акцент2 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9" style:display-name="60% - Акцент3 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9" style:display-name="60% - Акцент4 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9" style:display-name="60% - Акцент5 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9" style:display-name="60% - Акцент6 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9" style:display-name="Акцент1 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9" style:display-name="Акцент2 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9" style:display-name="Акцент3 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9" style:display-name="Акцент4 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9" style:display-name="Акцент5 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9" style:display-name="Акцент6 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9" style:display-name="Ввод  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9" style:display-name="Вывод 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9" style:display-name="Вычисление 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9" style:display-name="Заголовок 1 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9" style:display-name="Заголовок 2 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9" style:display-name="Заголовок 3 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9" style:display-name="Заголовок 4 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9" style:display-name="Итог 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9" style:display-name="Контрольная ячейка 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9" style:display-name="Название 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9" style:display-name="Нейтральный 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9" style:display-name="Плохой 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9" style:display-name="Пояснение 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9" style:display-name="Примечание 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9" style:display-name="Связанная ячейка 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9" style:display-name="Текст предупреждения 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9" style:display-name="Хороший 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0" style:display-name="20% - Акцент1 1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0" style:display-name="20% - Акцент2 1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0" style:display-name="20% - Акцент3 1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0" style:display-name="20% - Акцент4 1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0" style:display-name="20% - Акцент5 1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0" style:display-name="20% - Акцент6 1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0" style:display-name="40% - Акцент1 1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0" style:display-name="40% - Акцент2 1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0" style:display-name="40% - Акцент3 1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0" style:display-name="40% - Акцент4 1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0" style:display-name="40% - Акцент5 1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0" style:display-name="40% - Акцент6 1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0" style:display-name="60% - Акцент1 1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0" style:display-name="60% - Акцент2 1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0" style:display-name="60% - Акцент3 1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0" style:display-name="60% - Акцент4 1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0" style:display-name="60% - Акцент5 1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0" style:display-name="60% - Акцент6 1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0" style:display-name="Акцент1 1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0" style:display-name="Акцент2 1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0" style:display-name="Акцент3 1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0" style:display-name="Акцент4 1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0" style:display-name="Акцент5 1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0" style:display-name="Акцент6 1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0" style:display-name="Ввод  1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0" style:display-name="Вывод 1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0" style:display-name="Вычисление 1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0" style:display-name="Заголовок 1 1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0" style:display-name="Заголовок 2 1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0" style:display-name="Заголовок 3 1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0" style:display-name="Заголовок 4 1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0" style:display-name="Итог 1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0" style:display-name="Контрольная ячейка 1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0" style:display-name="Название 1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0" style:display-name="Нейтральный 1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0" style:display-name="Плохой 1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0" style:display-name="Пояснение 1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0" style:display-name="Примечание 1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0" style:display-name="Связанная ячейка 1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0" style:display-name="Текст предупреждения 1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0" style:display-name="Хороший 1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1" style:display-name="20% - Акцент1 1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1" style:display-name="20% - Акцент2 1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1" style:display-name="20% - Акцент3 1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1" style:display-name="20% - Акцент4 1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1" style:display-name="20% - Акцент5 1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1" style:display-name="20% - Акцент6 1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1" style:display-name="40% - Акцент1 1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1" style:display-name="40% - Акцент2 1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1" style:display-name="40% - Акцент3 1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1" style:display-name="40% - Акцент4 1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1" style:display-name="40% - Акцент5 1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1" style:display-name="40% - Акцент6 1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1" style:display-name="60% - Акцент1 1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1" style:display-name="60% - Акцент2 1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1" style:display-name="60% - Акцент3 1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1" style:display-name="60% - Акцент4 1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1" style:display-name="60% - Акцент5 1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1" style:display-name="60% - Акцент6 1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1" style:display-name="Акцент1 1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1" style:display-name="Акцент2 1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1" style:display-name="Акцент3 1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1" style:display-name="Акцент4 1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1" style:display-name="Акцент5 1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1" style:display-name="Акцент6 1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1" style:display-name="Ввод  1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1" style:display-name="Вывод 1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1" style:display-name="Вычисление 1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1" style:display-name="Заголовок 1 1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1" style:display-name="Заголовок 2 1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1" style:display-name="Заголовок 3 1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1" style:display-name="Заголовок 4 1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1" style:display-name="Итог 1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1" style:display-name="Контрольная ячейка 1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1" style:display-name="Название 1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1" style:display-name="Нейтральный 1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1" style:display-name="Плохой 1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1" style:display-name="Пояснение 1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1" style:display-name="Примечание 1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1" style:display-name="Связанная ячейка 1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1" style:display-name="Текст предупреждения 1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1" style:display-name="Хороший 1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2" style:display-name="20% - Акцент1 1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2" style:display-name="20% - Акцент2 1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2" style:display-name="20% - Акцент3 1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2" style:display-name="20% - Акцент4 1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2" style:display-name="20% - Акцент5 1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2" style:display-name="20% - Акцент6 1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2" style:display-name="40% - Акцент1 1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2" style:display-name="40% - Акцент2 1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2" style:display-name="40% - Акцент3 1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2" style:display-name="40% - Акцент4 1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2" style:display-name="40% - Акцент5 1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2" style:display-name="40% - Акцент6 1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2" style:display-name="60% - Акцент1 1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2" style:display-name="60% - Акцент2 1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2" style:display-name="60% - Акцент3 1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2" style:display-name="60% - Акцент4 1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2" style:display-name="60% - Акцент5 1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2" style:display-name="60% - Акцент6 1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2" style:display-name="Акцент1 1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2" style:display-name="Акцент2 1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2" style:display-name="Акцент3 1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2" style:display-name="Акцент4 1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2" style:display-name="Акцент5 1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2" style:display-name="Акцент6 1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2" style:display-name="Ввод  1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2" style:display-name="Вывод 1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2" style:display-name="Вычисление 1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2" style:display-name="Заголовок 1 1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2" style:display-name="Заголовок 2 1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2" style:display-name="Заголовок 3 1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2" style:display-name="Заголовок 4 1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2" style:display-name="Итог 1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2" style:display-name="Контрольная ячейка 1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2" style:display-name="Название 1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2" style:display-name="Нейтральный 1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2" style:display-name="Плохой 1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2" style:display-name="Пояснение 1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2" style:display-name="Примечание 1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2" style:display-name="Связанная ячейка 1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2" style:display-name="Текст предупреждения 1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2" style:display-name="Хороший 1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3" style:display-name="20% - Акцент1 1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3" style:display-name="20% - Акцент2 1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3" style:display-name="20% - Акцент3 1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3" style:display-name="20% - Акцент4 1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3" style:display-name="20% - Акцент5 1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3" style:display-name="20% - Акцент6 1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3" style:display-name="40% - Акцент1 1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3" style:display-name="40% - Акцент2 1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3" style:display-name="40% - Акцент3 1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3" style:display-name="40% - Акцент4 1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3" style:display-name="40% - Акцент5 1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3" style:display-name="40% - Акцент6 1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3" style:display-name="60% - Акцент1 1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3" style:display-name="60% - Акцент2 1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3" style:display-name="60% - Акцент3 1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3" style:display-name="60% - Акцент4 1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3" style:display-name="60% - Акцент5 1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3" style:display-name="60% - Акцент6 1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3" style:display-name="Акцент1 1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3" style:display-name="Акцент2 1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3" style:display-name="Акцент3 1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3" style:display-name="Акцент4 1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3" style:display-name="Акцент5 1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3" style:display-name="Акцент6 1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3" style:display-name="Ввод  1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3" style:display-name="Вывод 1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3" style:display-name="Вычисление 1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3" style:display-name="Заголовок 1 1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3" style:display-name="Заголовок 2 1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3" style:display-name="Заголовок 3 1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3" style:display-name="Заголовок 4 1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3" style:display-name="Итог 1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3" style:display-name="Контрольная ячейка 1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3" style:display-name="Название 1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3" style:display-name="Нейтральный 1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3" style:display-name="Плохой 1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3" style:display-name="Пояснение 1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3" style:display-name="Примечание 1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3" style:display-name="Связанная ячейка 1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3" style:display-name="Текст предупреждения 1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3" style:display-name="Хороший 1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4" style:display-name="20% - Акцент1 1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4" style:display-name="20% - Акцент2 1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4" style:display-name="20% - Акцент3 1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4" style:display-name="20% - Акцент4 1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4" style:display-name="20% - Акцент5 1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4" style:display-name="20% - Акцент6 1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4" style:display-name="40% - Акцент1 1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4" style:display-name="40% - Акцент2 1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4" style:display-name="40% - Акцент3 1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4" style:display-name="40% - Акцент4 1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4" style:display-name="40% - Акцент5 1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4" style:display-name="40% - Акцент6 1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4" style:display-name="60% - Акцент1 1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4" style:display-name="60% - Акцент2 1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4" style:display-name="60% - Акцент3 1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4" style:display-name="60% - Акцент4 1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4" style:display-name="60% - Акцент5 1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4" style:display-name="60% - Акцент6 1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4" style:display-name="Акцент1 1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4" style:display-name="Акцент2 1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4" style:display-name="Акцент3 1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4" style:display-name="Акцент4 1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4" style:display-name="Акцент5 1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4" style:display-name="Акцент6 1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4" style:display-name="Ввод  1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4" style:display-name="Вывод 1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4" style:display-name="Вычисление 1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4" style:display-name="Заголовок 1 1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4" style:display-name="Заголовок 2 1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4" style:display-name="Заголовок 3 1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4" style:display-name="Заголовок 4 1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4" style:display-name="Итог 1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4" style:display-name="Контрольная ячейка 1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4" style:display-name="Название 1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4" style:display-name="Нейтральный 1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4" style:display-name="Плохой 1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4" style:display-name="Пояснение 1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4" style:display-name="Примечание 1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4" style:display-name="Связанная ячейка 1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4" style:display-name="Текст предупреждения 1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4" style:display-name="Хороший 1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5" style:display-name="20% - Акцент1 1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5" style:display-name="20% - Акцент2 1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5" style:display-name="20% - Акцент3 1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5" style:display-name="20% - Акцент4 1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5" style:display-name="20% - Акцент5 1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5" style:display-name="20% - Акцент6 1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5" style:display-name="40% - Акцент1 1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5" style:display-name="40% - Акцент2 1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5" style:display-name="40% - Акцент3 1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5" style:display-name="40% - Акцент4 1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5" style:display-name="40% - Акцент5 1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5" style:display-name="40% - Акцент6 1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5" style:display-name="60% - Акцент1 1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5" style:display-name="60% - Акцент2 1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5" style:display-name="60% - Акцент3 1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5" style:display-name="60% - Акцент4 1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5" style:display-name="60% - Акцент5 1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5" style:display-name="60% - Акцент6 1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5" style:display-name="Акцент1 1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5" style:display-name="Акцент2 1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5" style:display-name="Акцент3 1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5" style:display-name="Акцент4 1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5" style:display-name="Акцент5 1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5" style:display-name="Акцент6 1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5" style:display-name="Ввод  1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5" style:display-name="Вывод 1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5" style:display-name="Вычисление 1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5" style:display-name="Заголовок 1 1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5" style:display-name="Заголовок 2 1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5" style:display-name="Заголовок 3 1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5" style:display-name="Заголовок 4 1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5" style:display-name="Итог 1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5" style:display-name="Контрольная ячейка 1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5" style:display-name="Название 1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5" style:display-name="Нейтральный 1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5" style:display-name="Плохой 1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5" style:display-name="Пояснение 1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5" style:display-name="Примечание 1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5" style:display-name="Связанная ячейка 1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5" style:display-name="Текст предупреждения 1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5" style:display-name="Хороший 1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6" style:display-name="20% - Акцент1 1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6" style:display-name="20% - Акцент2 1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6" style:display-name="20% - Акцент3 1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6" style:display-name="20% - Акцент4 1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6" style:display-name="20% - Акцент5 1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6" style:display-name="20% - Акцент6 1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6" style:display-name="40% - Акцент1 1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6" style:display-name="40% - Акцент2 1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6" style:display-name="40% - Акцент3 1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6" style:display-name="40% - Акцент4 1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6" style:display-name="40% - Акцент5 1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6" style:display-name="40% - Акцент6 1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6" style:display-name="60% - Акцент1 1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6" style:display-name="60% - Акцент2 1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6" style:display-name="60% - Акцент3 1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6" style:display-name="60% - Акцент4 1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6" style:display-name="60% - Акцент5 1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6" style:display-name="60% - Акцент6 1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6" style:display-name="Акцент1 1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6" style:display-name="Акцент2 1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6" style:display-name="Акцент3 1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6" style:display-name="Акцент4 1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6" style:display-name="Акцент5 1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6" style:display-name="Акцент6 1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6" style:display-name="Ввод  1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6" style:display-name="Вывод 1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6" style:display-name="Вычисление 1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6" style:display-name="Заголовок 1 1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6" style:display-name="Заголовок 2 1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6" style:display-name="Заголовок 3 1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6" style:display-name="Заголовок 4 1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6" style:display-name="Итог 1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6" style:display-name="Контрольная ячейка 1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6" style:display-name="Название 1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6" style:display-name="Нейтральный 1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6" style:display-name="Плохой 1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6" style:display-name="Пояснение 1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6" style:display-name="Примечание 1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6" style:display-name="Связанная ячейка 1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6" style:display-name="Текст предупреждения 1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6" style:display-name="Хороший 1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7" style:display-name="20% - Акцент1 1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7" style:display-name="20% - Акцент2 1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7" style:display-name="20% - Акцент3 1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7" style:display-name="20% - Акцент4 1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7" style:display-name="20% - Акцент5 1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7" style:display-name="20% - Акцент6 1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7" style:display-name="40% - Акцент1 1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7" style:display-name="40% - Акцент2 1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7" style:display-name="40% - Акцент3 1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7" style:display-name="40% - Акцент4 1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7" style:display-name="40% - Акцент5 1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7" style:display-name="40% - Акцент6 1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7" style:display-name="60% - Акцент1 1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7" style:display-name="60% - Акцент2 1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7" style:display-name="60% - Акцент3 1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7" style:display-name="60% - Акцент4 1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7" style:display-name="60% - Акцент5 1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7" style:display-name="60% - Акцент6 1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7" style:display-name="Акцент1 1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7" style:display-name="Акцент2 1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7" style:display-name="Акцент3 1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7" style:display-name="Акцент4 1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7" style:display-name="Акцент5 1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7" style:display-name="Акцент6 1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7" style:display-name="Ввод  1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7" style:display-name="Вывод 1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7" style:display-name="Вычисление 1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7" style:display-name="Заголовок 1 1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7" style:display-name="Заголовок 2 1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7" style:display-name="Заголовок 3 1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7" style:display-name="Заголовок 4 1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7" style:display-name="Итог 1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7" style:display-name="Контрольная ячейка 1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7" style:display-name="Название 1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7" style:display-name="Нейтральный 1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7" style:display-name="Плохой 1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7" style:display-name="Пояснение 1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7" style:display-name="Примечание 1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7" style:display-name="Связанная ячейка 1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7" style:display-name="Текст предупреждения 1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7" style:display-name="Хороший 1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8" style:display-name="20% - Акцент1 1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8" style:display-name="20% - Акцент2 1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8" style:display-name="20% - Акцент3 1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8" style:display-name="20% - Акцент4 1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8" style:display-name="20% - Акцент5 1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8" style:display-name="20% - Акцент6 1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8" style:display-name="40% - Акцент1 1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8" style:display-name="40% - Акцент2 1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8" style:display-name="40% - Акцент3 1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8" style:display-name="40% - Акцент4 1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8" style:display-name="40% - Акцент5 1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8" style:display-name="40% - Акцент6 1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8" style:display-name="60% - Акцент1 1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8" style:display-name="60% - Акцент2 1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8" style:display-name="60% - Акцент3 1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8" style:display-name="60% - Акцент4 1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8" style:display-name="60% - Акцент5 1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8" style:display-name="60% - Акцент6 1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8" style:display-name="Акцент1 1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8" style:display-name="Акцент2 1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8" style:display-name="Акцент3 1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8" style:display-name="Акцент4 1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8" style:display-name="Акцент5 1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8" style:display-name="Акцент6 1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8" style:display-name="Ввод  1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8" style:display-name="Вывод 1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8" style:display-name="Вычисление 1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8" style:display-name="Заголовок 1 1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8" style:display-name="Заголовок 2 1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8" style:display-name="Заголовок 3 1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8" style:display-name="Заголовок 4 1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8" style:display-name="Итог 1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8" style:display-name="Контрольная ячейка 1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8" style:display-name="Название 1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8" style:display-name="Нейтральный 1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8" style:display-name="Плохой 1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8" style:display-name="Пояснение 1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8" style:display-name="Примечание 1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8" style:display-name="Связанная ячейка 1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8" style:display-name="Текст предупреждения 1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8" style:display-name="Хороший 1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9" style:display-name="20% - Акцент1 1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9" style:display-name="20% - Акцент2 1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9" style:display-name="20% - Акцент3 1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9" style:display-name="20% - Акцент4 1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9" style:display-name="20% - Акцент5 1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9" style:display-name="20% - Акцент6 1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9" style:display-name="40% - Акцент1 1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9" style:display-name="40% - Акцент2 1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9" style:display-name="40% - Акцент3 1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9" style:display-name="40% - Акцент4 1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9" style:display-name="40% - Акцент5 1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9" style:display-name="40% - Акцент6 1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9" style:display-name="60% - Акцент1 1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9" style:display-name="60% - Акцент2 1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9" style:display-name="60% - Акцент3 1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9" style:display-name="60% - Акцент4 1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9" style:display-name="60% - Акцент5 1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9" style:display-name="60% - Акцент6 1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9" style:display-name="Акцент1 1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9" style:display-name="Акцент2 1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9" style:display-name="Акцент3 1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9" style:display-name="Акцент4 1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9" style:display-name="Акцент5 1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9" style:display-name="Акцент6 1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9" style:display-name="Ввод  1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9" style:display-name="Вывод 1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9" style:display-name="Вычисление 1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9" style:display-name="Заголовок 1 1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9" style:display-name="Заголовок 2 1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9" style:display-name="Заголовок 3 1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9" style:display-name="Заголовок 4 1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9" style:display-name="Итог 1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9" style:display-name="Контрольная ячейка 1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9" style:display-name="Название 1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9" style:display-name="Нейтральный 1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9" style:display-name="Плохой 1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9" style:display-name="Пояснение 1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9" style:display-name="Примечание 1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9" style:display-name="Связанная ячейка 1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9" style:display-name="Текст предупреждения 1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9" style:display-name="Хороший 1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0" style:display-name="20% - Акцент1 2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0" style:display-name="20% - Акцент2 2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0" style:display-name="20% - Акцент3 2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0" style:display-name="20% - Акцент4 2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0" style:display-name="20% - Акцент5 2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0" style:display-name="20% - Акцент6 2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0" style:display-name="40% - Акцент1 2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0" style:display-name="40% - Акцент2 2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0" style:display-name="40% - Акцент3 2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0" style:display-name="40% - Акцент4 2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0" style:display-name="40% - Акцент5 2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0" style:display-name="40% - Акцент6 2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0" style:display-name="60% - Акцент1 2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0" style:display-name="60% - Акцент2 2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0" style:display-name="60% - Акцент3 2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0" style:display-name="60% - Акцент4 2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0" style:display-name="60% - Акцент5 2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0" style:display-name="60% - Акцент6 2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0" style:display-name="Акцент1 2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0" style:display-name="Акцент2 2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0" style:display-name="Акцент3 2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0" style:display-name="Акцент4 2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0" style:display-name="Акцент5 2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0" style:display-name="Акцент6 2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0" style:display-name="Ввод  2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0" style:display-name="Вывод 2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0" style:display-name="Вычисление 2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0" style:display-name="Заголовок 1 2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0" style:display-name="Заголовок 2 2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0" style:display-name="Заголовок 3 2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0" style:display-name="Заголовок 4 2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0" style:display-name="Итог 2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0" style:display-name="Контрольная ячейка 2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0" style:display-name="Название 2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0" style:display-name="Нейтральный 2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0" style:display-name="Плохой 2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0" style:display-name="Пояснение 2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0" style:display-name="Примечание 2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0" style:display-name="Связанная ячейка 2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0" style:display-name="Текст предупреждения 2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0" style:display-name="Хороший 2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1" style:display-name="20% - Акцент1 2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1" style:display-name="20% - Акцент2 2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1" style:display-name="20% - Акцент3 2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1" style:display-name="20% - Акцент4 2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1" style:display-name="20% - Акцент5 2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1" style:display-name="20% - Акцент6 2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1" style:display-name="40% - Акцент1 2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1" style:display-name="40% - Акцент2 2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1" style:display-name="40% - Акцент3 2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1" style:display-name="40% - Акцент4 2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1" style:display-name="40% - Акцент5 2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1" style:display-name="40% - Акцент6 2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1" style:display-name="60% - Акцент1 2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1" style:display-name="60% - Акцент2 2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1" style:display-name="60% - Акцент3 2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1" style:display-name="60% - Акцент4 2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1" style:display-name="60% - Акцент5 2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1" style:display-name="60% - Акцент6 2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1" style:display-name="Акцент1 2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1" style:display-name="Акцент2 2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1" style:display-name="Акцент3 2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1" style:display-name="Акцент4 2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1" style:display-name="Акцент5 2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1" style:display-name="Акцент6 2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1" style:display-name="Ввод  2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1" style:display-name="Вывод 2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1" style:display-name="Вычисление 2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1" style:display-name="Заголовок 1 2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1" style:display-name="Заголовок 2 2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1" style:display-name="Заголовок 3 2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1" style:display-name="Заголовок 4 2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1" style:display-name="Итог 2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1" style:display-name="Контрольная ячейка 2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1" style:display-name="Название 2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1" style:display-name="Нейтральный 2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1" style:display-name="Плохой 2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1" style:display-name="Пояснение 2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1" style:display-name="Примечание 2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1" style:display-name="Связанная ячейка 2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1" style:display-name="Текст предупреждения 2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1" style:display-name="Хороший 2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2" style:display-name="20% - Акцент1 2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2" style:display-name="20% - Акцент2 2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2" style:display-name="20% - Акцент3 2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2" style:display-name="20% - Акцент4 2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2" style:display-name="20% - Акцент5 2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2" style:display-name="20% - Акцент6 2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2" style:display-name="40% - Акцент1 2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2" style:display-name="40% - Акцент2 2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2" style:display-name="40% - Акцент3 2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2" style:display-name="40% - Акцент4 2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2" style:display-name="40% - Акцент5 2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2" style:display-name="40% - Акцент6 2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2" style:display-name="60% - Акцент1 2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2" style:display-name="60% - Акцент2 2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2" style:display-name="60% - Акцент3 2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2" style:display-name="60% - Акцент4 2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2" style:display-name="60% - Акцент5 2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2" style:display-name="60% - Акцент6 2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2" style:display-name="Акцент1 2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2" style:display-name="Акцент2 2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2" style:display-name="Акцент3 2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2" style:display-name="Акцент4 2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2" style:display-name="Акцент5 2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2" style:display-name="Акцент6 2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2" style:display-name="Ввод  2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2" style:display-name="Вывод 2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2" style:display-name="Вычисление 2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2" style:display-name="Заголовок 1 2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2" style:display-name="Заголовок 2 2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2" style:display-name="Заголовок 3 2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2" style:display-name="Заголовок 4 2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2" style:display-name="Итог 2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2" style:display-name="Контрольная ячейка 2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2" style:display-name="Название 2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2" style:display-name="Нейтральный 2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2" style:display-name="Плохой 2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2" style:display-name="Пояснение 2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2" style:display-name="Примечание 2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2" style:display-name="Связанная ячейка 2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2" style:display-name="Текст предупреждения 2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2" style:display-name="Хороший 2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3" style:display-name="20% - Акцент1 2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3" style:display-name="20% - Акцент2 2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3" style:display-name="20% - Акцент3 2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3" style:display-name="20% - Акцент4 2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3" style:display-name="20% - Акцент5 2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3" style:display-name="20% - Акцент6 2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3" style:display-name="40% - Акцент1 2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3" style:display-name="40% - Акцент2 2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3" style:display-name="40% - Акцент3 2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3" style:display-name="40% - Акцент4 2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3" style:display-name="40% - Акцент5 2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3" style:display-name="40% - Акцент6 2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3" style:display-name="60% - Акцент1 2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3" style:display-name="60% - Акцент2 2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3" style:display-name="60% - Акцент3 2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3" style:display-name="60% - Акцент4 2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3" style:display-name="60% - Акцент5 2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3" style:display-name="60% - Акцент6 2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3" style:display-name="Акцент1 2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3" style:display-name="Акцент2 2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3" style:display-name="Акцент3 2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3" style:display-name="Акцент4 2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3" style:display-name="Акцент5 2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3" style:display-name="Акцент6 2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3" style:display-name="Ввод  2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3" style:display-name="Вывод 2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3" style:display-name="Вычисление 2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3" style:display-name="Заголовок 1 2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3" style:display-name="Заголовок 2 2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3" style:display-name="Заголовок 3 2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3" style:display-name="Заголовок 4 2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3" style:display-name="Итог 2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3" style:display-name="Контрольная ячейка 2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3" style:display-name="Название 2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3" style:display-name="Нейтральный 2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3" style:display-name="Плохой 2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3" style:display-name="Пояснение 2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3" style:display-name="Примечание 2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3" style:display-name="Связанная ячейка 2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3" style:display-name="Текст предупреждения 2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3" style:display-name="Хороший 2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4" style:display-name="20% - Акцент1 2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4" style:display-name="20% - Акцент2 2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4" style:display-name="20% - Акцент3 2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4" style:display-name="20% - Акцент4 2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4" style:display-name="20% - Акцент5 2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4" style:display-name="20% - Акцент6 2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4" style:display-name="40% - Акцент1 2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4" style:display-name="40% - Акцент2 2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4" style:display-name="40% - Акцент3 2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4" style:display-name="40% - Акцент4 2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4" style:display-name="40% - Акцент5 2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4" style:display-name="40% - Акцент6 2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4" style:display-name="60% - Акцент1 2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4" style:display-name="60% - Акцент2 2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4" style:display-name="60% - Акцент3 2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4" style:display-name="60% - Акцент4 2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4" style:display-name="60% - Акцент5 2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4" style:display-name="60% - Акцент6 2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4" style:display-name="Акцент1 2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4" style:display-name="Акцент2 2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4" style:display-name="Акцент3 2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4" style:display-name="Акцент4 2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4" style:display-name="Акцент5 2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4" style:display-name="Акцент6 2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4" style:display-name="Ввод  2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4" style:display-name="Вывод 2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4" style:display-name="Вычисление 2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4" style:display-name="Заголовок 1 2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4" style:display-name="Заголовок 2 2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4" style:display-name="Заголовок 3 2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4" style:display-name="Заголовок 4 2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4" style:display-name="Итог 2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4" style:display-name="Контрольная ячейка 2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4" style:display-name="Название 2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4" style:display-name="Нейтральный 2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4" style:display-name="Плохой 2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4" style:display-name="Пояснение 2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4" style:display-name="Примечание 2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4" style:display-name="Связанная ячейка 2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4" style:display-name="Текст предупреждения 2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4" style:display-name="Хороший 2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5" style:display-name="20% - Акцент1 2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5" style:display-name="20% - Акцент2 2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5" style:display-name="20% - Акцент3 2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5" style:display-name="20% - Акцент4 2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5" style:display-name="20% - Акцент5 2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5" style:display-name="20% - Акцент6 2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5" style:display-name="40% - Акцент1 2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5" style:display-name="40% - Акцент2 2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5" style:display-name="40% - Акцент3 2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5" style:display-name="40% - Акцент4 2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5" style:display-name="40% - Акцент5 2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5" style:display-name="40% - Акцент6 2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5" style:display-name="60% - Акцент1 2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5" style:display-name="60% - Акцент2 2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5" style:display-name="60% - Акцент3 2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5" style:display-name="60% - Акцент4 2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5" style:display-name="60% - Акцент5 2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5" style:display-name="60% - Акцент6 2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5" style:display-name="Акцент1 2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5" style:display-name="Акцент2 2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5" style:display-name="Акцент3 2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5" style:display-name="Акцент4 2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5" style:display-name="Акцент5 2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5" style:display-name="Акцент6 2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5" style:display-name="Ввод  2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5" style:display-name="Вывод 2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5" style:display-name="Вычисление 2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5" style:display-name="Заголовок 1 2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5" style:display-name="Заголовок 2 2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5" style:display-name="Заголовок 3 2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5" style:display-name="Заголовок 4 2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5" style:display-name="Итог 2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5" style:display-name="Контрольная ячейка 2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5" style:display-name="Название 2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5" style:display-name="Нейтральный 2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5" style:display-name="Плохой 2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5" style:display-name="Пояснение 2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5" style:display-name="Примечание 2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5" style:display-name="Связанная ячейка 2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5" style:display-name="Текст предупреждения 2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5" style:display-name="Хороший 2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6" style:display-name="20% - Акцент1 2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6" style:display-name="20% - Акцент2 2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6" style:display-name="20% - Акцент3 2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6" style:display-name="20% - Акцент4 2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6" style:display-name="20% - Акцент5 2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6" style:display-name="20% - Акцент6 2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6" style:display-name="40% - Акцент1 2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6" style:display-name="40% - Акцент2 2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6" style:display-name="40% - Акцент3 2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6" style:display-name="40% - Акцент4 2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6" style:display-name="40% - Акцент5 2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6" style:display-name="40% - Акцент6 2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6" style:display-name="60% - Акцент1 2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6" style:display-name="60% - Акцент2 2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6" style:display-name="60% - Акцент3 2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6" style:display-name="60% - Акцент4 2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6" style:display-name="60% - Акцент5 2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6" style:display-name="60% - Акцент6 2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6" style:display-name="Акцент1 2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6" style:display-name="Акцент2 2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6" style:display-name="Акцент3 2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6" style:display-name="Акцент4 2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6" style:display-name="Акцент5 2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6" style:display-name="Акцент6 2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6" style:display-name="Ввод  2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6" style:display-name="Вывод 2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6" style:display-name="Вычисление 2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6" style:display-name="Заголовок 1 2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6" style:display-name="Заголовок 2 2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6" style:display-name="Заголовок 3 2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6" style:display-name="Заголовок 4 2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6" style:display-name="Итог 2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6" style:display-name="Контрольная ячейка 2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6" style:display-name="Название 2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6" style:display-name="Нейтральный 2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6" style:display-name="Плохой 2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6" style:display-name="Пояснение 2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6" style:display-name="Примечание 2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6" style:display-name="Связанная ячейка 2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6" style:display-name="Текст предупреждения 2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6" style:display-name="Хороший 2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7" style:display-name="20% - Акцент1 2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7" style:display-name="20% - Акцент2 2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7" style:display-name="20% - Акцент3 2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7" style:display-name="20% - Акцент4 2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7" style:display-name="20% - Акцент5 2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7" style:display-name="20% - Акцент6 2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7" style:display-name="40% - Акцент1 2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7" style:display-name="40% - Акцент2 2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7" style:display-name="40% - Акцент3 2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7" style:display-name="40% - Акцент4 2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7" style:display-name="40% - Акцент5 2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7" style:display-name="40% - Акцент6 2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7" style:display-name="60% - Акцент1 2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7" style:display-name="60% - Акцент2 2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7" style:display-name="60% - Акцент3 2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7" style:display-name="60% - Акцент4 2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7" style:display-name="60% - Акцент5 2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7" style:display-name="60% - Акцент6 2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7" style:display-name="Акцент1 2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7" style:display-name="Акцент2 2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7" style:display-name="Акцент3 2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7" style:display-name="Акцент4 2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7" style:display-name="Акцент5 2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7" style:display-name="Акцент6 2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7" style:display-name="Ввод  2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7" style:display-name="Вывод 2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7" style:display-name="Вычисление 2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7" style:display-name="Заголовок 1 2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7" style:display-name="Заголовок 2 2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7" style:display-name="Заголовок 3 2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7" style:display-name="Заголовок 4 2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7" style:display-name="Итог 2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7" style:display-name="Контрольная ячейка 2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7" style:display-name="Название 2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7" style:display-name="Нейтральный 2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7" style:display-name="Плохой 2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7" style:display-name="Пояснение 2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7" style:display-name="Примечание 2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7" style:display-name="Связанная ячейка 2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7" style:display-name="Текст предупреждения 2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7" style:display-name="Хороший 2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8" style:display-name="20% - Акцент1 2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8" style:display-name="20% - Акцент2 2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8" style:display-name="20% - Акцент3 2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8" style:display-name="20% - Акцент4 2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8" style:display-name="20% - Акцент5 2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8" style:display-name="20% - Акцент6 2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8" style:display-name="40% - Акцент1 2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8" style:display-name="40% - Акцент2 2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8" style:display-name="40% - Акцент3 2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8" style:display-name="40% - Акцент4 2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8" style:display-name="40% - Акцент5 2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8" style:display-name="40% - Акцент6 2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8" style:display-name="60% - Акцент1 2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8" style:display-name="60% - Акцент2 2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8" style:display-name="60% - Акцент3 2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8" style:display-name="60% - Акцент4 2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8" style:display-name="60% - Акцент5 2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8" style:display-name="60% - Акцент6 2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8" style:display-name="Акцент1 2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8" style:display-name="Акцент2 2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8" style:display-name="Акцент3 2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8" style:display-name="Акцент4 2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8" style:display-name="Акцент5 2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8" style:display-name="Акцент6 2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8" style:display-name="Ввод  2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8" style:display-name="Вывод 2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8" style:display-name="Вычисление 2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8" style:display-name="Заголовок 1 2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8" style:display-name="Заголовок 2 2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8" style:display-name="Заголовок 3 2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8" style:display-name="Заголовок 4 2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8" style:display-name="Итог 2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8" style:display-name="Контрольная ячейка 2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8" style:display-name="Название 2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8" style:display-name="Нейтральный 2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8" style:display-name="Плохой 2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8" style:display-name="Пояснение 2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8" style:display-name="Примечание 2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8" style:display-name="Связанная ячейка 2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8" style:display-name="Текст предупреждения 2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8" style:display-name="Хороший 2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9" style:display-name="20% - Акцент1 2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9" style:display-name="20% - Акцент2 2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9" style:display-name="20% - Акцент3 2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9" style:display-name="20% - Акцент4 2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9" style:display-name="20% - Акцент5 2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9" style:display-name="20% - Акцент6 2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9" style:display-name="40% - Акцент1 2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9" style:display-name="40% - Акцент2 2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9" style:display-name="40% - Акцент3 2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9" style:display-name="40% - Акцент4 2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9" style:display-name="40% - Акцент5 2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9" style:display-name="40% - Акцент6 2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9" style:display-name="60% - Акцент1 2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9" style:display-name="60% - Акцент2 2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9" style:display-name="60% - Акцент3 2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9" style:display-name="60% - Акцент4 2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9" style:display-name="60% - Акцент5 2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9" style:display-name="60% - Акцент6 2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9" style:display-name="Акцент1 2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9" style:display-name="Акцент2 2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9" style:display-name="Акцент3 2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9" style:display-name="Акцент4 2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9" style:display-name="Акцент5 2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9" style:display-name="Акцент6 2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9" style:display-name="Ввод  2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9" style:display-name="Вывод 2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9" style:display-name="Вычисление 2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9" style:display-name="Заголовок 1 2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9" style:display-name="Заголовок 2 2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9" style:display-name="Заголовок 3 2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9" style:display-name="Заголовок 4 2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9" style:display-name="Итог 2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9" style:display-name="Контрольная ячейка 2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9" style:display-name="Название 2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9" style:display-name="Нейтральный 2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9" style:display-name="Плохой 2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9" style:display-name="Пояснение 2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9" style:display-name="Примечание 2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9" style:display-name="Связанная ячейка 2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9" style:display-name="Текст предупреждения 2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9" style:display-name="Хороший 2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0" style:display-name="20% - Акцент1 3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0" style:display-name="20% - Акцент2 3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0" style:display-name="20% - Акцент3 3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0" style:display-name="20% - Акцент4 3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0" style:display-name="20% - Акцент5 3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0" style:display-name="20% - Акцент6 3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0" style:display-name="40% - Акцент1 3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0" style:display-name="40% - Акцент2 3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0" style:display-name="40% - Акцент3 3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0" style:display-name="40% - Акцент4 3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0" style:display-name="40% - Акцент5 3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0" style:display-name="40% - Акцент6 3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0" style:display-name="60% - Акцент1 3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0" style:display-name="60% - Акцент2 3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0" style:display-name="60% - Акцент3 3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0" style:display-name="60% - Акцент4 3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0" style:display-name="60% - Акцент5 3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0" style:display-name="60% - Акцент6 3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0" style:display-name="Акцент1 3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0" style:display-name="Акцент2 3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0" style:display-name="Акцент3 3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0" style:display-name="Акцент4 3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0" style:display-name="Акцент5 3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0" style:display-name="Акцент6 3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0" style:display-name="Ввод  3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0" style:display-name="Вывод 3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0" style:display-name="Вычисление 3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0" style:display-name="Заголовок 1 3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0" style:display-name="Заголовок 2 3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0" style:display-name="Заголовок 3 3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0" style:display-name="Заголовок 4 3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0" style:display-name="Итог 3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0" style:display-name="Контрольная ячейка 3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0" style:display-name="Название 3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0" style:display-name="Нейтральный 3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0" style:display-name="Плохой 3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0" style:display-name="Пояснение 3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0" style:display-name="Примечание 3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0" style:display-name="Связанная ячейка 3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0" style:display-name="Текст предупреждения 3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0" style:display-name="Хороший 3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1" style:display-name="20% - Акцент1 3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1" style:display-name="20% - Акцент2 3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1" style:display-name="20% - Акцент3 3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1" style:display-name="20% - Акцент4 3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1" style:display-name="20% - Акцент5 3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1" style:display-name="20% - Акцент6 3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1" style:display-name="40% - Акцент1 3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1" style:display-name="40% - Акцент2 3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1" style:display-name="40% - Акцент3 3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1" style:display-name="40% - Акцент4 3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1" style:display-name="40% - Акцент5 3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1" style:display-name="40% - Акцент6 3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1" style:display-name="60% - Акцент1 3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1" style:display-name="60% - Акцент2 3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1" style:display-name="60% - Акцент3 3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1" style:display-name="60% - Акцент4 3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1" style:display-name="60% - Акцент5 3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1" style:display-name="60% - Акцент6 3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1" style:display-name="Акцент1 3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1" style:display-name="Акцент2 3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1" style:display-name="Акцент3 3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1" style:display-name="Акцент4 3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1" style:display-name="Акцент5 3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1" style:display-name="Акцент6 3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1" style:display-name="Ввод  3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1" style:display-name="Вывод 3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1" style:display-name="Вычисление 3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1" style:display-name="Заголовок 1 3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1" style:display-name="Заголовок 2 3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1" style:display-name="Заголовок 3 3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1" style:display-name="Заголовок 4 3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1" style:display-name="Итог 3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1" style:display-name="Контрольная ячейка 3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1" style:display-name="Название 3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1" style:display-name="Нейтральный 3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1" style:display-name="Плохой 3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1" style:display-name="Пояснение 3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1" style:display-name="Примечание 3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1" style:display-name="Связанная ячейка 3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1" style:display-name="Текст предупреждения 3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1" style:display-name="Хороший 3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2" style:display-name="20% - Акцент1 3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2" style:display-name="20% - Акцент2 3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2" style:display-name="20% - Акцент3 3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2" style:display-name="20% - Акцент4 3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2" style:display-name="20% - Акцент5 3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2" style:display-name="20% - Акцент6 3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2" style:display-name="40% - Акцент1 3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2" style:display-name="40% - Акцент2 3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2" style:display-name="40% - Акцент3 3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2" style:display-name="40% - Акцент4 3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2" style:display-name="40% - Акцент5 3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2" style:display-name="40% - Акцент6 3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2" style:display-name="60% - Акцент1 3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2" style:display-name="60% - Акцент2 3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2" style:display-name="60% - Акцент3 3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2" style:display-name="60% - Акцент4 3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2" style:display-name="60% - Акцент5 3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2" style:display-name="60% - Акцент6 3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2" style:display-name="Акцент1 3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2" style:display-name="Акцент2 3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2" style:display-name="Акцент3 3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2" style:display-name="Акцент4 3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2" style:display-name="Акцент5 3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2" style:display-name="Акцент6 3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2" style:display-name="Ввод  3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2" style:display-name="Вывод 3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2" style:display-name="Вычисление 3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2" style:display-name="Заголовок 1 3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2" style:display-name="Заголовок 2 3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2" style:display-name="Заголовок 3 3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2" style:display-name="Заголовок 4 3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2" style:display-name="Итог 3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2" style:display-name="Контрольная ячейка 3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2" style:display-name="Название 3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2" style:display-name="Нейтральный 3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2" style:display-name="Плохой 3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2" style:display-name="Пояснение 3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2" style:display-name="Примечание 3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2" style:display-name="Связанная ячейка 3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2" style:display-name="Текст предупреждения 3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2" style:display-name="Хороший 3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3" style:display-name="20% - Акцент1 3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3" style:display-name="20% - Акцент2 3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3" style:display-name="20% - Акцент3 3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3" style:display-name="20% - Акцент4 3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3" style:display-name="20% - Акцент5 3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3" style:display-name="20% - Акцент6 3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3" style:display-name="40% - Акцент1 3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3" style:display-name="40% - Акцент2 3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3" style:display-name="40% - Акцент3 3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3" style:display-name="40% - Акцент4 3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3" style:display-name="40% - Акцент5 3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3" style:display-name="40% - Акцент6 3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3" style:display-name="60% - Акцент1 3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3" style:display-name="60% - Акцент2 3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3" style:display-name="60% - Акцент3 3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3" style:display-name="60% - Акцент4 3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3" style:display-name="60% - Акцент5 3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3" style:display-name="60% - Акцент6 3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3" style:display-name="Акцент1 3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3" style:display-name="Акцент2 3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3" style:display-name="Акцент3 3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3" style:display-name="Акцент4 3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3" style:display-name="Акцент5 3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3" style:display-name="Акцент6 3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3" style:display-name="Ввод  3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3" style:display-name="Вывод 3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3" style:display-name="Вычисление 3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3" style:display-name="Заголовок 1 3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3" style:display-name="Заголовок 2 3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3" style:display-name="Заголовок 3 3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3" style:display-name="Заголовок 4 3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3" style:display-name="Итог 3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3" style:display-name="Контрольная ячейка 3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3" style:display-name="Название 3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3" style:display-name="Нейтральный 3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3" style:display-name="Плохой 3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3" style:display-name="Пояснение 3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3" style:display-name="Примечание 3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3" style:display-name="Связанная ячейка 3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3" style:display-name="Текст предупреждения 3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3" style:display-name="Хороший 3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4" style:display-name="20% - Акцент1 3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4" style:display-name="20% - Акцент2 3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4" style:display-name="20% - Акцент3 3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4" style:display-name="20% - Акцент4 3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4" style:display-name="20% - Акцент5 3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4" style:display-name="20% - Акцент6 3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4" style:display-name="40% - Акцент1 3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4" style:display-name="40% - Акцент2 3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4" style:display-name="40% - Акцент3 3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4" style:display-name="40% - Акцент4 3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4" style:display-name="40% - Акцент5 3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4" style:display-name="40% - Акцент6 3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4" style:display-name="60% - Акцент1 3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4" style:display-name="60% - Акцент2 3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4" style:display-name="60% - Акцент3 3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4" style:display-name="60% - Акцент4 3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4" style:display-name="60% - Акцент5 3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4" style:display-name="60% - Акцент6 3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4" style:display-name="Акцент1 3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4" style:display-name="Акцент2 3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4" style:display-name="Акцент3 3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4" style:display-name="Акцент4 3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4" style:display-name="Акцент5 3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4" style:display-name="Акцент6 3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4" style:display-name="Ввод  3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4" style:display-name="Вывод 3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4" style:display-name="Вычисление 3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4" style:display-name="Заголовок 1 3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4" style:display-name="Заголовок 2 3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4" style:display-name="Заголовок 3 3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4" style:display-name="Заголовок 4 3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4" style:display-name="Итог 3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4" style:display-name="Контрольная ячейка 3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4" style:display-name="Название 3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4" style:display-name="Нейтральный 3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4" style:display-name="Плохой 3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4" style:display-name="Пояснение 3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4" style:display-name="Примечание 3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4" style:display-name="Связанная ячейка 3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4" style:display-name="Текст предупреждения 3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4" style:display-name="Хороший 3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5" style:display-name="20% - Акцент1 3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5" style:display-name="20% - Акцент2 3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5" style:display-name="20% - Акцент3 3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5" style:display-name="20% - Акцент4 3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5" style:display-name="20% - Акцент5 3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5" style:display-name="20% - Акцент6 3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5" style:display-name="40% - Акцент1 3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5" style:display-name="40% - Акцент2 3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5" style:display-name="40% - Акцент3 3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5" style:display-name="40% - Акцент4 3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5" style:display-name="40% - Акцент5 3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5" style:display-name="40% - Акцент6 3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5" style:display-name="60% - Акцент1 3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5" style:display-name="60% - Акцент2 3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5" style:display-name="60% - Акцент3 3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5" style:display-name="60% - Акцент4 3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5" style:display-name="60% - Акцент5 3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5" style:display-name="60% - Акцент6 3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5" style:display-name="Акцент1 3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5" style:display-name="Акцент2 3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5" style:display-name="Акцент3 3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5" style:display-name="Акцент4 3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5" style:display-name="Акцент5 3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5" style:display-name="Акцент6 3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5" style:display-name="Ввод  3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5" style:display-name="Вывод 3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5" style:display-name="Вычисление 3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5" style:display-name="Заголовок 1 3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5" style:display-name="Заголовок 2 3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5" style:display-name="Заголовок 3 3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5" style:display-name="Заголовок 4 3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5" style:display-name="Итог 3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5" style:display-name="Контрольная ячейка 3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5" style:display-name="Название 3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5" style:display-name="Нейтральный 3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5" style:display-name="Плохой 3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5" style:display-name="Пояснение 3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5" style:display-name="Примечание 3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5" style:display-name="Связанная ячейка 3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5" style:display-name="Текст предупреждения 3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5" style:display-name="Хороший 3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6" style:display-name="20% - Акцент1 3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6" style:display-name="20% - Акцент2 3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6" style:display-name="20% - Акцент3 3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6" style:display-name="20% - Акцент4 3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6" style:display-name="20% - Акцент5 3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6" style:display-name="20% - Акцент6 3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6" style:display-name="40% - Акцент1 3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6" style:display-name="40% - Акцент2 3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6" style:display-name="40% - Акцент3 3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6" style:display-name="40% - Акцент4 3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6" style:display-name="40% - Акцент5 3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6" style:display-name="40% - Акцент6 3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6" style:display-name="60% - Акцент1 3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6" style:display-name="60% - Акцент2 3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6" style:display-name="60% - Акцент3 3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6" style:display-name="60% - Акцент4 3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6" style:display-name="60% - Акцент5 3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6" style:display-name="60% - Акцент6 3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6" style:display-name="Акцент1 3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6" style:display-name="Акцент2 3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6" style:display-name="Акцент3 3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6" style:display-name="Акцент4 3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6" style:display-name="Акцент5 3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6" style:display-name="Акцент6 3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6" style:display-name="Ввод  3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6" style:display-name="Вывод 3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6" style:display-name="Вычисление 3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6" style:display-name="Заголовок 1 3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6" style:display-name="Заголовок 2 3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6" style:display-name="Заголовок 3 3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6" style:display-name="Заголовок 4 3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6" style:display-name="Итог 3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6" style:display-name="Контрольная ячейка 3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6" style:display-name="Название 3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6" style:display-name="Нейтральный 3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6" style:display-name="Плохой 3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6" style:display-name="Пояснение 3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6" style:display-name="Примечание 3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6" style:display-name="Связанная ячейка 3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6" style:display-name="Текст предупреждения 3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6" style:display-name="Хороший 3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7" style:display-name="20% - Акцент1 3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7" style:display-name="20% - Акцент2 3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7" style:display-name="20% - Акцент3 3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7" style:display-name="20% - Акцент4 3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7" style:display-name="20% - Акцент5 3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7" style:display-name="20% - Акцент6 3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7" style:display-name="40% - Акцент1 3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7" style:display-name="40% - Акцент2 3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7" style:display-name="40% - Акцент3 3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7" style:display-name="40% - Акцент4 3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7" style:display-name="40% - Акцент5 3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7" style:display-name="40% - Акцент6 3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7" style:display-name="60% - Акцент1 3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7" style:display-name="60% - Акцент2 3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7" style:display-name="60% - Акцент3 3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7" style:display-name="60% - Акцент4 3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7" style:display-name="60% - Акцент5 3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7" style:display-name="60% - Акцент6 3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7" style:display-name="Акцент1 3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7" style:display-name="Акцент2 3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7" style:display-name="Акцент3 3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7" style:display-name="Акцент4 3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7" style:display-name="Акцент5 3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7" style:display-name="Акцент6 3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7" style:display-name="Ввод  3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7" style:display-name="Вывод 3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7" style:display-name="Вычисление 3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7" style:display-name="Заголовок 1 3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7" style:display-name="Заголовок 2 3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7" style:display-name="Заголовок 3 3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7" style:display-name="Заголовок 4 3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7" style:display-name="Итог 3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7" style:display-name="Контрольная ячейка 3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7" style:display-name="Название 3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7" style:display-name="Нейтральный 3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7" style:display-name="Плохой 3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7" style:display-name="Пояснение 3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7" style:display-name="Примечание 3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7" style:display-name="Связанная ячейка 3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7" style:display-name="Текст предупреждения 3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7" style:display-name="Хороший 3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8" style:display-name="20% - Акцент1 3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8" style:display-name="20% - Акцент2 3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8" style:display-name="20% - Акцент3 3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8" style:display-name="20% - Акцент4 3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8" style:display-name="20% - Акцент5 3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8" style:display-name="20% - Акцент6 3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8" style:display-name="40% - Акцент1 3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8" style:display-name="40% - Акцент2 3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8" style:display-name="40% - Акцент3 3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8" style:display-name="40% - Акцент4 3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8" style:display-name="40% - Акцент5 3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8" style:display-name="40% - Акцент6 3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8" style:display-name="60% - Акцент1 3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8" style:display-name="60% - Акцент2 3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8" style:display-name="60% - Акцент3 3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8" style:display-name="60% - Акцент4 3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8" style:display-name="60% - Акцент5 3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8" style:display-name="60% - Акцент6 3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8" style:display-name="Акцент1 3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8" style:display-name="Акцент2 3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8" style:display-name="Акцент3 3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8" style:display-name="Акцент4 3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8" style:display-name="Акцент5 3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8" style:display-name="Акцент6 3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8" style:display-name="Ввод  3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8" style:display-name="Вывод 3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8" style:display-name="Вычисление 3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8" style:display-name="Заголовок 1 3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8" style:display-name="Заголовок 2 3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8" style:display-name="Заголовок 3 3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8" style:display-name="Заголовок 4 3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8" style:display-name="Итог 3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8" style:display-name="Контрольная ячейка 3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8" style:display-name="Название 3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8" style:display-name="Нейтральный 3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8" style:display-name="Плохой 3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8" style:display-name="Пояснение 3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8" style:display-name="Примечание 3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8" style:display-name="Связанная ячейка 3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8" style:display-name="Текст предупреждения 3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8" style:display-name="Хороший 3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9" style:display-name="20% - Акцент1 3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9" style:display-name="20% - Акцент2 3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9" style:display-name="20% - Акцент3 3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9" style:display-name="20% - Акцент4 3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9" style:display-name="20% - Акцент5 3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9" style:display-name="20% - Акцент6 3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9" style:display-name="40% - Акцент1 3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9" style:display-name="40% - Акцент2 3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9" style:display-name="40% - Акцент3 3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9" style:display-name="40% - Акцент4 3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9" style:display-name="40% - Акцент5 3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9" style:display-name="40% - Акцент6 3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9" style:display-name="60% - Акцент1 3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9" style:display-name="60% - Акцент2 3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9" style:display-name="60% - Акцент3 3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9" style:display-name="60% - Акцент4 3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9" style:display-name="60% - Акцент5 3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9" style:display-name="60% - Акцент6 3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9" style:display-name="Акцент1 3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9" style:display-name="Акцент2 3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9" style:display-name="Акцент3 3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9" style:display-name="Акцент4 3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9" style:display-name="Акцент5 3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9" style:display-name="Акцент6 3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9" style:display-name="Ввод  3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9" style:display-name="Вывод 3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9" style:display-name="Вычисление 3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9" style:display-name="Заголовок 1 3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9" style:display-name="Заголовок 2 3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9" style:display-name="Заголовок 3 3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9" style:display-name="Заголовок 4 3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9" style:display-name="Итог 3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9" style:display-name="Контрольная ячейка 3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9" style:display-name="Название 3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9" style:display-name="Нейтральный 3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9" style:display-name="Плохой 3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9" style:display-name="Пояснение 3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9" style:display-name="Примечание 3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9" style:display-name="Связанная ячейка 3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9" style:display-name="Текст предупреждения 3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9" style:display-name="Хороший 3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0" style:display-name="20% - Акцент1 4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0" style:display-name="20% - Акцент2 4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0" style:display-name="20% - Акцент3 4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0" style:display-name="20% - Акцент4 4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0" style:display-name="20% - Акцент5 4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0" style:display-name="20% - Акцент6 4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0" style:display-name="40% - Акцент1 4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0" style:display-name="40% - Акцент2 4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0" style:display-name="40% - Акцент3 4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0" style:display-name="40% - Акцент4 4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0" style:display-name="40% - Акцент5 4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0" style:display-name="40% - Акцент6 4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0" style:display-name="60% - Акцент1 4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0" style:display-name="60% - Акцент2 4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0" style:display-name="60% - Акцент3 4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0" style:display-name="60% - Акцент4 4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0" style:display-name="60% - Акцент5 4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0" style:display-name="60% - Акцент6 4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0" style:display-name="Акцент1 4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0" style:display-name="Акцент2 4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0" style:display-name="Акцент3 4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0" style:display-name="Акцент4 4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0" style:display-name="Акцент5 4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0" style:display-name="Акцент6 4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0" style:display-name="Ввод  4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0" style:display-name="Вывод 4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0" style:display-name="Вычисление 4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0" style:display-name="Заголовок 1 4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0" style:display-name="Заголовок 2 4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0" style:display-name="Заголовок 3 4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0" style:display-name="Заголовок 4 4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0" style:display-name="Итог 4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0" style:display-name="Контрольная ячейка 4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0" style:display-name="Название 4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0" style:display-name="Нейтральный 4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0" style:display-name="Плохой 4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0" style:display-name="Пояснение 4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0" style:display-name="Примечание 4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0" style:display-name="Связанная ячейка 4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0" style:display-name="Текст предупреждения 4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0" style:display-name="Хороший 4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1" style:display-name="20% - Акцент1 4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1" style:display-name="20% - Акцент2 4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1" style:display-name="20% - Акцент3 4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1" style:display-name="20% - Акцент4 4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1" style:display-name="20% - Акцент5 4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1" style:display-name="20% - Акцент6 4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1" style:display-name="40% - Акцент1 4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1" style:display-name="40% - Акцент2 4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1" style:display-name="40% - Акцент3 4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1" style:display-name="40% - Акцент4 4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1" style:display-name="40% - Акцент5 4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1" style:display-name="40% - Акцент6 4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1" style:display-name="60% - Акцент1 4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1" style:display-name="60% - Акцент2 4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1" style:display-name="60% - Акцент3 4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1" style:display-name="60% - Акцент4 4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1" style:display-name="60% - Акцент5 4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1" style:display-name="60% - Акцент6 4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1" style:display-name="Акцент1 4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1" style:display-name="Акцент2 4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1" style:display-name="Акцент3 4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1" style:display-name="Акцент4 4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1" style:display-name="Акцент5 4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1" style:display-name="Акцент6 4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1" style:display-name="Ввод  4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1" style:display-name="Вывод 4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1" style:display-name="Вычисление 4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1" style:display-name="Заголовок 1 4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1" style:display-name="Заголовок 2 4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1" style:display-name="Заголовок 3 4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1" style:display-name="Заголовок 4 4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1" style:display-name="Итог 4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1" style:display-name="Контрольная ячейка 4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1" style:display-name="Название 4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1" style:display-name="Нейтральный 4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1" style:display-name="Плохой 4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1" style:display-name="Пояснение 4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1" style:display-name="Примечание 4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1" style:display-name="Связанная ячейка 4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1" style:display-name="Текст предупреждения 4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1" style:display-name="Хороший 4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2" style:display-name="20% - Акцент1 4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2" style:display-name="20% - Акцент2 4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2" style:display-name="20% - Акцент3 4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2" style:display-name="20% - Акцент4 4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2" style:display-name="20% - Акцент5 4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2" style:display-name="20% - Акцент6 4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2" style:display-name="40% - Акцент1 4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2" style:display-name="40% - Акцент2 4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2" style:display-name="40% - Акцент3 4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2" style:display-name="40% - Акцент4 4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2" style:display-name="40% - Акцент5 4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2" style:display-name="40% - Акцент6 4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2" style:display-name="60% - Акцент1 4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2" style:display-name="60% - Акцент2 4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2" style:display-name="60% - Акцент3 4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2" style:display-name="60% - Акцент4 4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2" style:display-name="60% - Акцент5 4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2" style:display-name="60% - Акцент6 4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2" style:display-name="Акцент1 4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2" style:display-name="Акцент2 4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2" style:display-name="Акцент3 4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2" style:display-name="Акцент4 4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2" style:display-name="Акцент5 4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2" style:display-name="Акцент6 4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2" style:display-name="Ввод  4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2" style:display-name="Вывод 4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2" style:display-name="Вычисление 4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2" style:display-name="Заголовок 1 4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2" style:display-name="Заголовок 2 4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2" style:display-name="Заголовок 3 4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2" style:display-name="Заголовок 4 4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2" style:display-name="Итог 4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2" style:display-name="Контрольная ячейка 4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2" style:display-name="Название 4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2" style:display-name="Нейтральный 4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2" style:display-name="Плохой 4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2" style:display-name="Пояснение 4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2" style:display-name="Примечание 4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2" style:display-name="Связанная ячейка 4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2" style:display-name="Текст предупреждения 4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2" style:display-name="Хороший 4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3" style:display-name="20% - Акцент1 4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3" style:display-name="20% - Акцент2 4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3" style:display-name="20% - Акцент3 4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3" style:display-name="20% - Акцент4 4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3" style:display-name="20% - Акцент5 4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3" style:display-name="20% - Акцент6 4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3" style:display-name="40% - Акцент1 4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3" style:display-name="40% - Акцент2 4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3" style:display-name="40% - Акцент3 4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3" style:display-name="40% - Акцент4 4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3" style:display-name="40% - Акцент5 4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3" style:display-name="40% - Акцент6 4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3" style:display-name="60% - Акцент1 4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3" style:display-name="60% - Акцент2 4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3" style:display-name="60% - Акцент3 4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3" style:display-name="60% - Акцент4 4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3" style:display-name="60% - Акцент5 4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3" style:display-name="60% - Акцент6 4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3" style:display-name="Акцент1 4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3" style:display-name="Акцент2 4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3" style:display-name="Акцент3 4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3" style:display-name="Акцент4 4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3" style:display-name="Акцент5 4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3" style:display-name="Акцент6 4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3" style:display-name="Ввод  4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3" style:display-name="Вывод 4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3" style:display-name="Вычисление 4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3" style:display-name="Заголовок 1 4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3" style:display-name="Заголовок 2 4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3" style:display-name="Заголовок 3 4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3" style:display-name="Заголовок 4 4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3" style:display-name="Итог 4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3" style:display-name="Контрольная ячейка 4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3" style:display-name="Название 4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3" style:display-name="Нейтральный 4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3" style:display-name="Плохой 4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3" style:display-name="Пояснение 4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3" style:display-name="Примечание 4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3" style:display-name="Связанная ячейка 4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3" style:display-name="Текст предупреждения 4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3" style:display-name="Хороший 4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4" style:display-name="20% - Акцент1 4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4" style:display-name="20% - Акцент2 4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4" style:display-name="20% - Акцент3 4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4" style:display-name="20% - Акцент4 4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4" style:display-name="20% - Акцент5 4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4" style:display-name="20% - Акцент6 4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4" style:display-name="40% - Акцент1 4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4" style:display-name="40% - Акцент2 4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4" style:display-name="40% - Акцент3 4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4" style:display-name="40% - Акцент4 4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4" style:display-name="40% - Акцент5 4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4" style:display-name="40% - Акцент6 4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4" style:display-name="60% - Акцент1 4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4" style:display-name="60% - Акцент2 4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4" style:display-name="60% - Акцент3 4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4" style:display-name="60% - Акцент4 4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4" style:display-name="60% - Акцент5 4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4" style:display-name="60% - Акцент6 4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4" style:display-name="Акцент1 4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4" style:display-name="Акцент2 4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4" style:display-name="Акцент3 4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4" style:display-name="Акцент4 4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4" style:display-name="Акцент5 4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4" style:display-name="Акцент6 4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4" style:display-name="Ввод  4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4" style:display-name="Вывод 4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4" style:display-name="Вычисление 4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4" style:display-name="Заголовок 1 4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4" style:display-name="Заголовок 2 4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4" style:display-name="Заголовок 3 4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4" style:display-name="Заголовок 4 4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4" style:display-name="Итог 4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4" style:display-name="Контрольная ячейка 4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4" style:display-name="Название 4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4" style:display-name="Нейтральный 4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4" style:display-name="Плохой 4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4" style:display-name="Пояснение 4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4" style:display-name="Примечание 4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4" style:display-name="Связанная ячейка 4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4" style:display-name="Текст предупреждения 4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4" style:display-name="Хороший 4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5" style:display-name="20% - Акцент1 4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5" style:display-name="20% - Акцент2 4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5" style:display-name="20% - Акцент3 4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5" style:display-name="20% - Акцент4 4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5" style:display-name="20% - Акцент5 4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5" style:display-name="20% - Акцент6 4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5" style:display-name="40% - Акцент1 4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5" style:display-name="40% - Акцент2 4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5" style:display-name="40% - Акцент3 4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5" style:display-name="40% - Акцент4 4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5" style:display-name="40% - Акцент5 4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5" style:display-name="40% - Акцент6 4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5" style:display-name="60% - Акцент1 4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5" style:display-name="60% - Акцент2 4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5" style:display-name="60% - Акцент3 4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5" style:display-name="60% - Акцент4 4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5" style:display-name="60% - Акцент5 4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5" style:display-name="60% - Акцент6 4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5" style:display-name="Акцент1 4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5" style:display-name="Акцент2 4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5" style:display-name="Акцент3 4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5" style:display-name="Акцент4 4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5" style:display-name="Акцент5 4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5" style:display-name="Акцент6 4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5" style:display-name="Ввод  4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5" style:display-name="Вывод 4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5" style:display-name="Вычисление 4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5" style:display-name="Заголовок 1 4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5" style:display-name="Заголовок 2 4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5" style:display-name="Заголовок 3 4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5" style:display-name="Заголовок 4 4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5" style:display-name="Итог 4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5" style:display-name="Контрольная ячейка 4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5" style:display-name="Название 4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5" style:display-name="Нейтральный 4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5" style:display-name="Плохой 4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5" style:display-name="Пояснение 4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5" style:display-name="Примечание 4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5" style:display-name="Связанная ячейка 4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5" style:display-name="Текст предупреждения 4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5" style:display-name="Хороший 4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6" style:display-name="20% - Акцент1 4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6" style:display-name="20% - Акцент2 4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6" style:display-name="20% - Акцент3 4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6" style:display-name="20% - Акцент4 4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6" style:display-name="20% - Акцент5 4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6" style:display-name="20% - Акцент6 4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6" style:display-name="40% - Акцент1 4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6" style:display-name="40% - Акцент2 4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6" style:display-name="40% - Акцент3 4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6" style:display-name="40% - Акцент4 4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6" style:display-name="40% - Акцент5 4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6" style:display-name="40% - Акцент6 4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6" style:display-name="60% - Акцент1 4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6" style:display-name="60% - Акцент2 4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6" style:display-name="60% - Акцент3 4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6" style:display-name="60% - Акцент4 4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6" style:display-name="60% - Акцент5 4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6" style:display-name="60% - Акцент6 4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6" style:display-name="Акцент1 4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6" style:display-name="Акцент2 4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6" style:display-name="Акцент3 4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6" style:display-name="Акцент4 4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6" style:display-name="Акцент5 4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6" style:display-name="Акцент6 4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6" style:display-name="Ввод  4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6" style:display-name="Вывод 4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6" style:display-name="Вычисление 4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6" style:display-name="Заголовок 1 4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6" style:display-name="Заголовок 2 4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6" style:display-name="Заголовок 3 4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6" style:display-name="Заголовок 4 4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6" style:display-name="Итог 4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6" style:display-name="Контрольная ячейка 4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6" style:display-name="Название 4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6" style:display-name="Нейтральный 4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6" style:display-name="Плохой 4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6" style:display-name="Пояснение 4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6" style:display-name="Примечание 4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6" style:display-name="Связанная ячейка 4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6" style:display-name="Текст предупреждения 4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6" style:display-name="Хороший 4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7" style:display-name="20% - Акцент1 4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7" style:display-name="20% - Акцент2 4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7" style:display-name="20% - Акцент3 4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7" style:display-name="20% - Акцент4 4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7" style:display-name="20% - Акцент5 4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7" style:display-name="20% - Акцент6 4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7" style:display-name="40% - Акцент1 4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7" style:display-name="40% - Акцент2 4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7" style:display-name="40% - Акцент3 4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7" style:display-name="40% - Акцент4 4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7" style:display-name="40% - Акцент5 4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7" style:display-name="40% - Акцент6 4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7" style:display-name="60% - Акцент1 4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7" style:display-name="60% - Акцент2 4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7" style:display-name="60% - Акцент3 4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7" style:display-name="60% - Акцент4 4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7" style:display-name="60% - Акцент5 4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7" style:display-name="60% - Акцент6 4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7" style:display-name="Акцент1 4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7" style:display-name="Акцент2 4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7" style:display-name="Акцент3 4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7" style:display-name="Акцент4 4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7" style:display-name="Акцент5 4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7" style:display-name="Акцент6 4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7" style:display-name="Ввод  4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7" style:display-name="Вывод 4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7" style:display-name="Вычисление 4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7" style:display-name="Заголовок 1 4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7" style:display-name="Заголовок 2 4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7" style:display-name="Заголовок 3 4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7" style:display-name="Заголовок 4 4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7" style:display-name="Итог 4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7" style:display-name="Контрольная ячейка 4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7" style:display-name="Название 4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7" style:display-name="Нейтральный 4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7" style:display-name="Плохой 4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7" style:display-name="Пояснение 4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7" style:display-name="Примечание 4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7" style:display-name="Связанная ячейка 4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7" style:display-name="Текст предупреждения 4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7" style:display-name="Хороший 4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8" style:display-name="20% - Акцент1 4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8" style:display-name="20% - Акцент2 4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8" style:display-name="20% - Акцент3 4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8" style:display-name="20% - Акцент4 4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8" style:display-name="20% - Акцент5 4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8" style:display-name="20% - Акцент6 4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8" style:display-name="40% - Акцент1 4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8" style:display-name="40% - Акцент2 4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8" style:display-name="40% - Акцент3 4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8" style:display-name="40% - Акцент4 4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8" style:display-name="40% - Акцент5 4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8" style:display-name="40% - Акцент6 4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8" style:display-name="60% - Акцент1 4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8" style:display-name="60% - Акцент2 4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8" style:display-name="60% - Акцент3 4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8" style:display-name="60% - Акцент4 4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8" style:display-name="60% - Акцент5 4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8" style:display-name="60% - Акцент6 4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8" style:display-name="Акцент1 4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8" style:display-name="Акцент2 4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8" style:display-name="Акцент3 4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8" style:display-name="Акцент4 4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8" style:display-name="Акцент5 4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8" style:display-name="Акцент6 4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8" style:display-name="Ввод  4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8" style:display-name="Вывод 4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8" style:display-name="Вычисление 4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8" style:display-name="Заголовок 1 4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8" style:display-name="Заголовок 2 4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8" style:display-name="Заголовок 3 4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8" style:display-name="Заголовок 4 4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8" style:display-name="Итог 4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8" style:display-name="Контрольная ячейка 4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8" style:display-name="Название 4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8" style:display-name="Нейтральный 4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8" style:display-name="Плохой 4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8" style:display-name="Пояснение 4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8" style:display-name="Примечание 4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8" style:display-name="Связанная ячейка 4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8" style:display-name="Текст предупреждения 4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8" style:display-name="Хороший 4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9" style:display-name="20% - Акцент1 4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9" style:display-name="20% - Акцент2 4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9" style:display-name="20% - Акцент3 4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9" style:display-name="20% - Акцент4 4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9" style:display-name="20% - Акцент5 4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9" style:display-name="20% - Акцент6 4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9" style:display-name="40% - Акцент1 4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9" style:display-name="40% - Акцент2 4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9" style:display-name="40% - Акцент3 4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9" style:display-name="40% - Акцент4 4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9" style:display-name="40% - Акцент5 4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9" style:display-name="40% - Акцент6 4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9" style:display-name="60% - Акцент1 4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9" style:display-name="60% - Акцент2 4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9" style:display-name="60% - Акцент3 4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9" style:display-name="60% - Акцент4 4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9" style:display-name="60% - Акцент5 4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9" style:display-name="60% - Акцент6 4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9" style:display-name="Акцент1 4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9" style:display-name="Акцент2 4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9" style:display-name="Акцент3 4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9" style:display-name="Акцент4 4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9" style:display-name="Акцент5 4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9" style:display-name="Акцент6 4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9" style:display-name="Ввод  4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9" style:display-name="Вывод 4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9" style:display-name="Вычисление 4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9" style:display-name="Заголовок 1 4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9" style:display-name="Заголовок 2 4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9" style:display-name="Заголовок 3 4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9" style:display-name="Заголовок 4 4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9" style:display-name="Итог 4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9" style:display-name="Контрольная ячейка 4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9" style:display-name="Название 4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9" style:display-name="Нейтральный 4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9" style:display-name="Плохой 4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9" style:display-name="Пояснение 4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9" style:display-name="Примечание 4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9" style:display-name="Связанная ячейка 4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9" style:display-name="Текст предупреждения 4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9" style:display-name="Хороший 4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50" style:display-name="20% - Акцент1 5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50" style:display-name="20% - Акцент2 5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50" style:display-name="20% - Акцент3 5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50" style:display-name="20% - Акцент4 5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50" style:display-name="20% - Акцент5 5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50" style:display-name="20% - Акцент6 5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50" style:display-name="40% - Акцент1 5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50" style:display-name="40% - Акцент2 5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50" style:display-name="40% - Акцент3 5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50" style:display-name="40% - Акцент4 5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50" style:display-name="40% - Акцент5 5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50" style:display-name="40% - Акцент6 5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50" style:display-name="60% - Акцент1 5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50" style:display-name="60% - Акцент2 5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50" style:display-name="60% - Акцент3 5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50" style:display-name="60% - Акцент4 5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50" style:display-name="60% - Акцент5 5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50" style:display-name="60% - Акцент6 5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50" style:display-name="Акцент1 5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50" style:display-name="Акцент2 5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50" style:display-name="Акцент3 5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50" style:display-name="Акцент4 5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50" style:display-name="Акцент5 5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50" style:display-name="Акцент6 5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50" style:display-name="Ввод  5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50" style:display-name="Вывод 5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50" style:display-name="Вычисление 5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50" style:display-name="Заголовок 1 5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50" style:display-name="Заголовок 2 5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50" style:display-name="Заголовок 3 5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50" style:display-name="Заголовок 4 5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50" style:display-name="Итог 5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50" style:display-name="Контрольная ячейка 5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50" style:display-name="Название 5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50" style:display-name="Нейтральный 5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50" style:display-name="Плохой 5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50" style:display-name="Пояснение 5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50" style:display-name="Примечание 5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50" style:display-name="Связанная ячейка 5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50" style:display-name="Текст предупреждения 5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50" style:display-name="Хороший 5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51" style:display-name="20% - Акцент1 5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51" style:display-name="20% - Акцент2 5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51" style:display-name="20% - Акцент3 5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51" style:display-name="20% - Акцент4 5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51" style:display-name="20% - Акцент5 5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51" style:display-name="20% - Акцент6 5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51" style:display-name="40% - Акцент1 5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51" style:display-name="40% - Акцент2 5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51" style:display-name="40% - Акцент3 5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51" style:display-name="40% - Акцент4 5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51" style:display-name="40% - Акцент5 5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51" style:display-name="40% - Акцент6 5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51" style:display-name="60% - Акцент1 5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51" style:display-name="60% - Акцент2 5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51" style:display-name="60% - Акцент3 5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51" style:display-name="60% - Акцент4 5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51" style:display-name="60% - Акцент5 5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51" style:display-name="60% - Акцент6 5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51" style:display-name="Акцент1 5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51" style:display-name="Акцент2 5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51" style:display-name="Акцент3 5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51" style:display-name="Акцент4 5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51" style:display-name="Акцент5 5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51" style:display-name="Акцент6 5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51" style:display-name="Ввод  5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51" style:display-name="Вывод 5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51" style:display-name="Вычисление 5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51" style:display-name="Заголовок 1 5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51" style:display-name="Заголовок 2 5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51" style:display-name="Заголовок 3 5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51" style:display-name="Заголовок 4 5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51" style:display-name="Итог 5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51" style:display-name="Контрольная ячейка 5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51" style:display-name="Название 5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51" style:display-name="Нейтральный 5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51" style:display-name="Плохой 5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51" style:display-name="Пояснение 5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51" style:display-name="Примечание 5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51" style:display-name="Связанная ячейка 5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51" style:display-name="Текст предупреждения 5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51" style:display-name="Хороший 5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6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25.10.2013</text:date>, <text:time>16:2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P_20_operations" style:display-name="PageStyle_CAP oper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1_20_1" style:display-name="PageStyle_Лист1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" style:display-name="PageStyle_Лист1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" style:display-name="PageStyle_Лист1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" style:display-name="PageStyle_Лист1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5" style:display-name="PageStyle_Лист1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6" style:display-name="PageStyle_Лист1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7" style:display-name="PageStyle_Лист1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8" style:display-name="PageStyle_Лист1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9" style:display-name="PageStyle_Лист1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0" style:display-name="PageStyle_Лист1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1" style:display-name="PageStyle_Лист1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2" style:display-name="PageStyle_Лист1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3" style:display-name="PageStyle_Лист1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4" style:display-name="PageStyle_Лист1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5" style:display-name="PageStyle_Лист1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6" style:display-name="PageStyle_Лист1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7" style:display-name="PageStyle_Лист1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8" style:display-name="PageStyle_Лист1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9" style:display-name="PageStyle_Лист1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0" style:display-name="PageStyle_Лист1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1" style:display-name="PageStyle_Лист1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2" style:display-name="PageStyle_Лист1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3" style:display-name="PageStyle_Лист1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4" style:display-name="PageStyle_Лист1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5" style:display-name="PageStyle_Лист1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6" style:display-name="PageStyle_Лист1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7" style:display-name="PageStyle_Лист1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8" style:display-name="PageStyle_Лист1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9" style:display-name="PageStyle_Лист1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0" style:display-name="PageStyle_Лист1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1" style:display-name="PageStyle_Лист1 3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2" style:display-name="PageStyle_Лист1 3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3" style:display-name="PageStyle_Лист1 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4" style:display-name="PageStyle_Лист1 3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5" style:display-name="PageStyle_Лист1 3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6" style:display-name="PageStyle_Лист1 3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7" style:display-name="PageStyle_Лист1 3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8" style:display-name="PageStyle_Лист1 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9" style:display-name="PageStyle_Лист1 3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0" style:display-name="PageStyle_Лист1 4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1" style:display-name="PageStyle_Лист1 4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2" style:display-name="PageStyle_Лист1 4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3" style:display-name="PageStyle_Лист1 4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4" style:display-name="PageStyle_Лист1 4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5" style:display-name="PageStyle_Лист1 4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6" style:display-name="PageStyle_Лист1 4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7" style:display-name="PageStyle_Лист1 4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8" style:display-name="PageStyle_Лист1 4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9" style:display-name="PageStyle_Лист1 4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50" style:display-name="PageStyle_Лист1 5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51" style:display-name="PageStyle_Лист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Лист1_20_52" style:display-name="PageStyle_Лист1 52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t Bhayani</meta:initial-creator>
    <meta:creation-date>2011-11-17T09:55:32</meta:creation-date>
    <dc:date>2013-10-25T16:22:08.33</dc:date>
    <meta:editing-duration>P6DT13H4M11S</meta:editing-duration>
    <meta:editing-cycles>657</meta:editing-cycles>
    <meta:generator>OpenOffice.org/3.4.1$Win32 OpenOffice.org_project/341m1$Build-9593</meta:generator>
    <meta:document-statistic meta:table-count="2" meta:cell-count="552" meta:object-count="0"/>
    <meta:user-defined meta:name="Поле 1"/>
    <meta:user-defined meta:name="Поле 2"/>
    <meta:user-defined meta:name="Поле 3"/>
    <meta:user-defined meta:name="Поле 4"/>
  </office:meta>
</office:document-meta>
</file>